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automatic-styles>
    <style:style style:family="table-cell" style:name="ce1" style:display-name="ce1">
      <style:text-properties fo:font-weight="None" fo:font-style="None" fo:font-family="Times New Roman" fo:font-size="10"/>
    </style:style>
    <style:style style:family="table-cell" style:name="ce2" style:display-name="ce2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" style:display-name="ce3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center"/>
    </style:style>
    <style:style style:family="table-cell" style:name="ce4" style:display-name="ce4">
      <style:text-properties fo:font-weight="None" fo:font-style="None" fo:font-family="Times New Roman" fo:font-size="6"/>
    </style:style>
    <style:style style:family="table-cell" style:name="ce5" style:display-name="ce5">
      <style:text-properties fo:font-weight="None" fo:font-style="None" fo:font-family="Times New Roman" fo:font-size="9.5"/>
      <style:table-cell-properties fo:border-bottom="0.74pt solid #3c3c3c"/>
      <style:paragraph-properties fo:text-align="center"/>
    </style:style>
    <style:style style:family="table-cell" style:name="ce6" style:display-name="ce6">
      <style:text-properties fo:font-weight="None" fo:font-style="None" fo:font-family="Times New Roman" fo:font-size="6"/>
      <style:table-cell-properties style:vertical-align="top" fo:border-top="0.74pt solid #3c3c3c"/>
      <style:paragraph-properties style:vertical-align="top" fo:text-align="center"/>
    </style:style>
    <style:style style:family="table-cell" style:name="ce7" style:display-name="ce7">
      <style:text-properties fo:font-weight="None" fo:font-style="None" fo:font-family="Times New Roman" fo:font-size="6"/>
      <style:table-cell-properties style:vertical-align="middle" fo:border-right="0.74pt solid #3c3c3c" fo:border-top="0.74pt solid #3c3c3c"/>
      <style:paragraph-properties style:vertical-align="middle" fo:text-align="center"/>
    </style:style>
    <style:style style:family="table-cell" style:name="ce8" style:display-name="ce8">
      <style:text-properties fo:font-weight="None" fo:font-style="None" fo:font-family="Times New Roman" fo:font-size="6.5"/>
    </style:style>
    <style:style style:family="table-cell" style:name="ce9" style:display-name="ce9">
      <style:text-properties fo:font-weight="None" fo:font-style="None" fo:font-family="Times New Roman" fo:font-size="10"/>
      <style:table-cell-properties fo:border-bottom="0.74pt solid #3c3c3c" fo:border-right="0.74pt solid #3c3c3c"/>
      <style:paragraph-properties fo:text-align="center"/>
    </style:style>
    <style:style style:family="table-cell" style:name="ce10" style:display-name="ce10">
      <style:text-properties fo:font-weight="None" fo:font-style="None" fo:font-family="Times New Roman" fo:font-size="9.5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11" style:display-name="ce11">
      <style:text-properties fo:font-weight="None" fo:font-style="None" fo:font-family="Times New Roman" fo:font-size="9.5"/>
      <style:paragraph-properties fo:text-align="center"/>
    </style:style>
    <style:style style:family="table-cell" style:name="ce12" style:display-name="ce12">
      <style:text-properties fo:font-weight="None" fo:font-style="None" fo:font-family="Times New Roman" fo:font-size="9"/>
      <style:table-cell-properties fo:border-top="0.74pt solid #3c3c3c"/>
    </style:style>
    <style:style style:family="table-cell" style:name="ce13" style:display-name="ce13">
      <style:text-properties fo:font-weight="None" fo:font-style="None" fo:font-family="Times New Roman" fo:font-size="9"/>
    </style:style>
    <style:style style:family="table-cell" style:name="ce14" style:display-name="ce14">
      <style:text-properties fo:font-weight="bold" fo:font-style="None" fo:font-family="Times New Roman" fo:font-size="10"/>
    </style:style>
    <style:style style:family="table-cell" style:name="ce15" style:display-name="ce15">
      <style:text-properties fo:font-weight="None" fo:font-style="None" fo:font-family="Times New Roman" fo:font-size="10"/>
      <style:table-cell-properties fo:border-left="0.74pt solid #3c3c3c" style:vertical-align="top" fo:border-bottom="0.74pt solid #3c3c3c" fo:border-top="0.74pt solid #3c3c3c"/>
      <style:paragraph-properties style:vertical-align="top" fo:text-align="center"/>
    </style:style>
    <style:style style:family="table-cell" style:name="ce16" style:display-name="ce16">
      <style:text-properties fo:font-weight="None" fo:font-style="None" fo:font-family="Times New Roman" fo:font-size="10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17" style:display-name="ce17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9" style:display-name="ce19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20" style:display-name="ce2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wrap-option="wrap" fo:border-top="0.74pt solid #3c3c3c"/>
    </style:style>
    <style:style style:family="table-cell" style:name="ce21" style:display-name="ce21">
      <style:text-properties fo:font-weight="None" fo:font-style="None" fo:font-family="Times New Roman" fo:font-size="10"/>
      <style:paragraph-properties fo:text-align="center"/>
    </style:style>
    <style:style style:family="table-cell" style:name="ce22" style:display-name="ce22">
      <style:text-properties fo:font-weight="None" fo:font-style="None" fo:font-family="Times New Roman" fo:font-size="10"/>
    </style:style>
    <style:style style:family="table-cell" style:name="ce23" style:display-name="ce23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24" style:display-name="ce24">
      <style:text-properties fo:font-weight="None" fo:font-style="None" fo:font-family="Times New Roman" fo:font-size="6.5"/>
      <style:table-cell-properties fo:border-top="0.74pt solid #3c3c3c"/>
      <style:paragraph-properties fo:text-align="center"/>
    </style:style>
    <style:style style:family="table-cell" style:name="ce25" style:display-name="ce25">
      <style:text-properties fo:font-weight="None" fo:font-style="None" fo:font-family="Times New Roman" fo:font-size="10"/>
      <style:table-cell-properties fo:border-bottom="0.74pt solid #3c3c3c"/>
      <style:paragraph-properties fo:text-align="start"/>
    </style:style>
    <style:style style:family="table-cell" style:name="ce26" style:display-name="ce26">
      <style:text-properties fo:font-weight="None" fo:font-style="None" fo:font-family="Times New Roman" fo:font-size="10"/>
    </style:style>
    <style:style style:family="table-cell" style:name="ce27" style:display-name="ce27">
      <style:text-properties fo:font-weight="None" fo:font-style="None" fo:font-family="Times New Roman" fo:font-size="10"/>
      <style:table-cell-properties fo:wrap-option="wrap"/>
    </style:style>
    <style:style style:family="table-cell" style:name="ce29" style:display-name="ce29">
      <style:text-properties fo:font-weight="None" fo:font-style="None" fo:font-family="Times New Roman" fo:font-size="10"/>
      <style:table-cell-properties fo:border-top="0.74pt solid #3c3c3c"/>
    </style:style>
    <style:style style:family="table-cell" style:name="ce32" style:display-name="ce32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3" style:display-name="ce33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10"/>
      <style:paragraph-properties fo:text-align="end"/>
    </style:style>
    <style:style style:family="table-cell" style:name="ce38" style:display-name="ce38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9" style:display-name="ce39">
      <style:text-properties fo:font-weight="None" fo:font-style="None" fo:font-family="Times New Roman" fo:font-size="10"/>
      <style:table-cell-properties style:vertical-align="middle"/>
      <style:paragraph-properties style:vertical-align="middle"/>
    </style:style>
    <style:style style:family="table-cell" style:name="ce41" style:display-name="ce41">
      <style:text-properties fo:font-weight="None" fo:font-style="None" fo:font-family="Times New Roman" fo:font-size="6"/>
      <style:table-cell-properties style:vertical-align="middle"/>
      <style:paragraph-properties style:vertical-align="middle" fo:text-align="center"/>
    </style:style>
    <style:style style:family="table-cell" style:name="ce42" style:display-name="ce42">
      <style:text-properties fo:font-weight="None" fo:font-style="None" fo:font-family="Times New Roman" fo:font-size="10"/>
      <style:table-cell-properties fo:border-bottom="0.74pt solid #3c3c3c" style:vertical-align="top" fo:border-right="0.74pt solid #3c3c3c" fo:wrap-option="wrap" fo:border-top="0.74pt solid #3c3c3c"/>
      <style:paragraph-properties style:vertical-align="top" fo:text-align="center"/>
    </style:style>
    <style:style style:family="table-cell" style:name="ce43" style:display-name="ce43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45" style:display-name="ce45">
      <style:text-properties fo:font-weight="None" fo:font-style="None" fo:font-family="Times New Roman" fo:font-size="6.5"/>
      <style:paragraph-properties fo:text-align="center"/>
    </style:style>
    <style:style style:family="table-cell" style:name="ce46" style:display-name="ce46">
      <style:text-properties fo:font-weight="None" fo:font-style="None" fo:font-family="Times New Roman" fo:font-size="6"/>
      <style:table-cell-properties style:vertical-align="middle"/>
      <style:paragraph-properties style:vertical-align="middle"/>
    </style:style>
    <style:style style:family="table-cell" style:name="ce47" style:display-name="ce47">
      <style:text-properties fo:font-weight="None" fo:font-style="None" fo:font-family="Times New Roman" fo:font-size="6"/>
      <style:table-cell-properties fo:border-top="0.74pt solid #3c3c3c"/>
      <style:paragraph-properties fo:text-align="center"/>
    </style:style>
    <style:style style:family="table-cell" style:name="ce48" style:display-name="ce48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49" style:display-name="ce49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50" style:display-name="ce50">
      <style:text-properties fo:font-weight="None" fo:font-style="None" fo:font-family="Times New Roman" fo:font-size="10"/>
      <style:paragraph-properties fo:text-align="center"/>
    </style:style>
    <style:style style:family="table-cell" style:name="ce51" style:display-name="ce51">
      <style:text-properties fo:font-weight="None" fo:font-style="None" fo:font-family="Times New Roman" fo:font-size="10"/>
      <style:paragraph-properties fo:text-align="end"/>
    </style:style>
    <style:style style:family="table-cell" style:name="ce53" style:display-name="ce53">
      <style:text-properties fo:font-weight="None" fo:font-style="None" fo:font-family="Times New Roman" fo:font-size="9.5"/>
      <style:table-cell-properties fo:border-bottom="0.74pt solid #3c3c3c" fo:border-right="0.74pt solid #3c3c3c"/>
      <style:paragraph-properties fo:text-align="center"/>
    </style:style>
    <style:style style:family="table-cell" style:name="ce56" style:display-name="ce5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/>
    </style:style>
    <number:number-style style:name="s1" style:display-name="s1">
      <number:number number:grouping="false" number:decimal-places="2" number:min-integer-digits="1"/>
    </number:number-style>
    <style:style style:data-style-name="s1" style:family="table-cell" style:name="ce59" style:display-name="ce59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60" style:display-name="ce60">
      <style:text-properties fo:font-weight="bold" fo:font-style="None" fo:font-family="Times New Roman" fo:font-size="13"/>
      <style:table-cell-properties style:vertical-align="middle"/>
      <style:paragraph-properties style:vertical-align="middle" fo:text-align="end"/>
    </style:style>
    <style:style style:family="table-cell" style:name="ce63" style:display-name="ce63">
      <style:text-properties style:text-line-through-type="single" fo:font-style="None" style:text-line-through-style="solid" fo:font-weight="None" fo:font-size="10" fo:font-family="Times New Roman"/>
      <style:table-cell-properties fo:border-top="0.74pt solid #3c3c3c"/>
      <style:paragraph-properties fo:text-align="center"/>
    </style:style>
    <style:style style:family="table-cell" style:name="ce66" style:display-name="ce6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start"/>
    </style:style>
    <style:style style:family="table-cell" style:name="ce67" style:display-name="ce67">
      <style:text-properties fo:font-weight="bold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number:number-style style:name="s2" style:display-name="s2">
      <number:number number:grouping="false" number:decimal-places="2" number:min-integer-digits="1"/>
    </number:number-style>
    <style:style style:data-style-name="s2" style:family="table-cell" style:name="ce69" style:display-name="ce69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70" style:display-name="ce70">
      <style:text-properties fo:font-weight="None" fo:font-style="None" fo:font-family="Times New Roman" fo:font-size="10"/>
      <style:table-cell-properties fo:border-right="0.74pt solid #3c3c3c"/>
    </style:style>
    <style:style style:family="table-cell" style:name="ce71" style:display-name="ce71">
      <style:text-properties fo:font-weight="None" fo:font-style="None" fo:font-family="Times New Roman" fo:font-size="6.5"/>
      <style:table-cell-properties fo:border-right="0.74pt solid #3c3c3c"/>
    </style:style>
    <style:style style:family="table-cell" style:name="ce73" style:display-name="ce73">
      <style:text-properties fo:font-weight="None" fo:font-style="None" fo:font-family="Times New Roman" fo:font-size="9.5"/>
      <style:table-cell-properties style:vertical-align="top" fo:wrap-option="wrap"/>
      <style:paragraph-properties style:vertical-align="top" fo:text-align="end"/>
    </style:style>
    <style:style style:family="table-cell" style:name="ce75" style:display-name="ce75">
      <style:text-properties fo:font-weight="None" fo:font-style="None" fo:font-family="Times New Roman" fo:font-size="10"/>
      <style:table-cell-properties fo:wrap-option="wrap"/>
    </style:style>
    <style:style style:family="table-cell" style:name="ce76" style:display-name="ce76">
      <style:text-properties fo:font-weight="None" fo:font-style="None" fo:font-family="Times New Roman" fo:font-size="10"/>
    </style:style>
    <style:style style:family="table-cell" style:name="ce78" style:display-name="ce78">
      <style:text-properties fo:font-weight="None" fo:font-style="None" fo:font-family="Times New Roman" fo:font-size="10"/>
      <style:table-cell-properties fo:border-top="0.74pt solid #3c3c3c"/>
      <style:paragraph-properties fo:text-align="center"/>
    </style:style>
    <style:style style:family="table-cell" style:name="ce79" style:display-name="ce79">
      <style:text-properties fo:font-weight="None" fo:font-style="None" fo:font-family="Times New Roman" fo:font-size="10"/>
      <style:table-cell-properties fo:border-right="2.49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80" style:display-name="ce80">
      <style:text-properties fo:font-weight="None" fo:font-style="None" fo:font-family="Times New Roman" fo:font-size="10"/>
      <style:table-cell-properties fo:border-left="0.74pt solid #3c3c3c" fo:border-bottom="0.74pt solid #3c3c3c" fo:border-right="2.49pt solid #3c3c3c" fo:border-top="0.74pt solid #3c3c3c"/>
      <style:paragraph-properties fo:text-align="center"/>
    </style:style>
    <style:style style:family="table-cell" style:name="ce81" style:display-name="ce81">
      <style:text-properties style:text-line-through-type="single" fo:font-style="None" style:text-line-through-style="solid" fo:font-weight="None" fo:font-size="10" fo:font-family="Times New Roman"/>
      <style:table-cell-properties fo:border-bottom="0.74pt solid #3c3c3c"/>
      <style:paragraph-properties fo:text-align="center"/>
    </style:style>
    <style:style style:family="table-cell" style:name="ce82" style:display-name="ce82">
      <style:text-properties fo:font-weight="None" fo:font-style="None" fo:font-family="Times New Roman" fo:font-size="10"/>
      <style:table-cell-properties fo:border-bottom="0.74pt solid #3c3c3c"/>
      <style:paragraph-properties fo:text-align="end"/>
    </style:style>
    <style:style style:family="table-cell" style:name="ce83" style:display-name="ce83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84" style:display-name="ce84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88" style:display-name="ce8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89" style:display-name="ce89">
      <style:text-properties fo:font-weight="None" fo:font-style="None" fo:font-family="Times New Roman" fo:font-size="9.5"/>
    </style:style>
    <style:style style:family="table-cell" style:name="ce90" style:display-name="ce9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00" style:display-name="ce100">
      <style:text-properties fo:font-weight="None" fo:font-style="None" fo:font-family="Times New Roman" fo:font-size="10"/>
      <style:paragraph-properties fo:text-align="end"/>
    </style:style>
    <style:style style:family="table-cell" style:name="ce105" style:display-name="ce105">
      <style:text-properties fo:font-weight="None" fo:font-style="None" fo:font-family="Times New Roman" fo:font-size="9.5"/>
      <style:table-cell-properties fo:border-left="0.74pt solid #3c3c3c" fo:border-top="0.74pt solid #3c3c3c"/>
    </style:style>
    <style:style style:family="table-cell" style:name="ce106" style:display-name="ce106">
      <style:text-properties fo:font-weight="None" fo:font-style="None" fo:font-family="Times New Roman" fo:font-size="9.5"/>
      <style:table-cell-properties fo:border-left="0.74pt solid #3c3c3c"/>
    </style:style>
    <style:style style:family="table-cell" style:name="ce107" style:display-name="ce107">
      <style:text-properties fo:font-weight="None" fo:font-style="None" fo:font-family="Times New Roman" fo:font-size="9.5"/>
      <style:table-cell-properties fo:border-left="0.74pt solid #3c3c3c" fo:border-bottom="0.74pt solid #3c3c3c"/>
    </style:style>
    <style:style style:family="table-cell" style:name="ce108" style:display-name="ce108">
      <style:text-properties fo:font-weight="None" fo:font-style="None" fo:font-family="Times New Roman" fo:font-size="9.5"/>
      <style:table-cell-properties fo:border-right="0.74pt solid #3c3c3c" fo:wrap-option="wrap" fo:border-top="0.74pt solid #3c3c3c"/>
    </style:style>
    <style:style style:family="table-cell" style:name="ce109" style:display-name="ce109">
      <style:text-properties fo:font-weight="None" fo:font-style="None" fo:font-family="Times New Roman" fo:font-size="9.5"/>
      <style:table-cell-properties fo:border-right="0.74pt solid #3c3c3c" fo:wrap-option="wrap"/>
    </style:style>
    <style:style style:family="table-cell" style:name="ce110" style:display-name="ce110">
      <style:text-properties fo:font-weight="None" fo:font-style="None" fo:font-family="Times New Roman" fo:font-size="9.5"/>
      <style:table-cell-properties fo:border-bottom="0.74pt solid #3c3c3c" fo:border-right="0.74pt solid #3c3c3c" fo:wrap-option="wrap"/>
    </style:style>
    <style:style style:family="table-cell" style:name="ce114" style:display-name="ce114">
      <style:text-properties fo:font-weight="bold" fo:font-style="None" fo:font-family="Times New Roman" fo:font-size="9"/>
    </style:style>
    <style:style style:family="table-cell" style:name="ce117" style:display-name="ce117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19" style:display-name="ce119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wrap-option="wrap" fo:border-top="0.74pt solid #3c3c3c"/>
      <style:paragraph-properties fo:text-align="center"/>
    </style:style>
    <style:style style:family="table-cell" style:name="ce123" style:display-name="ce123">
      <style:text-properties fo:font-weight="None" fo:font-style="None" fo:font-family="Times New Roman" fo:font-size="10"/>
      <style:paragraph-properties fo:text-align="end"/>
    </style:style>
    <style:style style:family="table-cell" style:name="ce124" style:display-name="ce124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125" style:display-name="ce125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128" style:display-name="ce12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end"/>
    </style:style>
    <style:style style:family="table-cell" style:name="ce133" style:display-name="ce133">
      <style:text-properties fo:font-weight="None" fo:font-style="None" fo:font-family="Times New Roman" fo:font-size="9.5"/>
      <style:paragraph-properties fo:text-align="end"/>
    </style:style>
    <style:style style:family="table-cell" style:name="ce134" style:display-name="ce134">
      <style:text-properties fo:font-weight="None" fo:font-style="None" fo:font-family="Times New Roman" fo:font-size="10"/>
      <style:table-cell-properties fo:border-bottom="0.74pt solid #3c3c3c" fo:border-right="0.74pt solid #3c3c3c"/>
    </style:style>
    <style:style style:family="table-cell" style:name="ce143" style:display-name="ce143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45" style:display-name="ce145">
      <style:text-properties fo:font-weight="None" fo:font-style="None" fo:font-family="Times New Roman" fo:font-size="6.5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50" style:display-name="ce15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top" fo:border-top="0.74pt solid #3c3c3c"/>
      <style:paragraph-properties style:vertical-align="top" fo:text-align="center"/>
    </style:style>
    <style:style style:family="table-cell" style:name="ce156" style:display-name="ce156">
      <style:text-properties fo:font-weight="None" fo:font-style="None" fo:font-family="Times New Roman" fo:font-size="9"/>
      <style:paragraph-properties fo:text-align="end"/>
    </style:style>
    <style:style style:family="table-cell" style:name="s30" style:display-name="s30"/>
    <style:style style:family="table-column" style:name="283de83b98e59a78dc923c3640a43494" style:display-name="283de83b98e59a78dc923c3640a43494">
      <style:table-column-properties fo:break-before="auto" style:column-width="712.46"/>
    </style:style>
    <style:style style:family="table-column" style:name="bed507f714b858f956de67c700a85954" style:display-name="bed507f714b858f956de67c700a85954">
      <style:table-column-properties fo:break-before="auto" style:column-width="164.64"/>
    </style:style>
    <style:style style:family="table-column" style:name="d892441253354987c3a86c8e44f0ee18" style:display-name="d892441253354987c3a86c8e44f0ee18">
      <style:table-column-properties fo:break-before="auto" style:column-width="246.96"/>
    </style:style>
    <style:style style:family="table-column" style:name="a03425ac29cbe3ee399064c009ef7927" style:display-name="a03425ac29cbe3ee399064c009ef7927">
      <style:table-column-properties fo:break-before="auto" style:column-width="164.64"/>
    </style:style>
    <style:style style:family="table-column" style:name="b9ddf76f2f8b34daa33482acc6d98c5f" style:display-name="b9ddf76f2f8b34daa33482acc6d98c5f">
      <style:table-column-properties fo:break-before="auto" style:column-width="164.64"/>
    </style:style>
    <style:style style:family="table-row" style:name="f2d6b32d662b53e804cabf62a6e8f3af" style:display-name="f2d6b32d662b53e804cabf62a6e8f3af">
      <style:table-row-properties fo:break-before="auto" style:row-height="362.6"/>
    </style:style>
    <style:style style:family="table-row" style:name="b3f7c4663f60e56889cacc9bd301fdc2" style:display-name="b3f7c4663f60e56889cacc9bd301fdc2">
      <style:table-row-properties fo:break-before="auto" style:row-height="362.6"/>
    </style:style>
    <style:style style:family="table-row" style:name="07d75a81c5b35c0cfeb479b9453f6173" style:display-name="07d75a81c5b35c0cfeb479b9453f6173">
      <style:table-row-properties fo:break-before="auto" style:row-height="362.6"/>
    </style:style>
    <style:style style:family="table-row" style:name="04bbea1b95765b24c4cd4225019a64ac" style:display-name="04bbea1b95765b24c4cd4225019a64ac">
      <style:table-row-properties fo:break-before="auto" style:row-height="384.16"/>
    </style:style>
    <style:style style:family="table-row" style:name="0b22a950df5c6eb9e65eecdfa884e49d" style:display-name="0b22a950df5c6eb9e65eecdfa884e49d">
      <style:table-row-properties fo:break-before="auto" style:row-height="384.16"/>
    </style:style>
    <style:style style:family="table-row" style:name="e0492fcf815263cc4529324185668015" style:display-name="e0492fcf815263cc4529324185668015">
      <style:table-row-properties fo:break-before="auto" style:row-height="409.64"/>
    </style:style>
    <style:style style:family="table-row" style:name="e51105cd1c94fbeceb91d6a802e5d762" style:display-name="e51105cd1c94fbeceb91d6a802e5d762">
      <style:table-row-properties fo:break-before="auto" style:row-height="280.28"/>
    </style:style>
    <style:style style:family="table-row" style:name="417ddfe7a4bea44383e7791557e63124" style:display-name="417ddfe7a4bea44383e7791557e63124">
      <style:table-row-properties fo:break-before="auto" style:row-height="414.54"/>
    </style:style>
    <style:style style:family="table-row" style:name="14eb9f454657180e1ccbf582092a2f49" style:display-name="14eb9f454657180e1ccbf582092a2f49">
      <style:table-row-properties fo:break-before="auto" style:row-height="384.16"/>
    </style:style>
    <style:style style:family="table-row" style:name="a8252a7a7403e26e911986fc44e49cf1" style:display-name="a8252a7a7403e26e911986fc44e49cf1">
      <style:table-row-properties fo:break-before="auto" style:row-height="384.16"/>
    </style:style>
    <style:style style:family="table-row" style:name="3362579da316e71f84348ec817a9f006" style:display-name="3362579da316e71f84348ec817a9f006">
      <style:table-row-properties fo:break-before="auto" style:row-height="409.64"/>
    </style:style>
    <style:style style:family="table-row" style:name="e16da7b03617533b24a32cdc52cb54fb" style:display-name="e16da7b03617533b24a32cdc52cb54fb">
      <style:table-row-properties fo:break-before="auto" style:row-height="409.64"/>
    </style:style>
    <style:style style:family="table-row" style:name="ad7790392167af90add52df968d5304f" style:display-name="ad7790392167af90add52df968d5304f">
      <style:table-row-properties fo:break-before="auto" style:row-height="280.28"/>
    </style:style>
    <style:style style:family="table-row" style:name="b0c673529374a437e1d54da2988cfab4" style:display-name="b0c673529374a437e1d54da2988cfab4">
      <style:table-row-properties fo:break-before="auto" style:row-height="384.16"/>
    </style:style>
    <style:style style:family="table-row" style:name="6966bfd5940c86450ccfa28ea75fd79a" style:display-name="6966bfd5940c86450ccfa28ea75fd79a">
      <style:table-row-properties fo:break-before="auto" style:row-height="280.28"/>
    </style:style>
    <style:style style:family="table-row" style:name="3d34e29e26ab706464c1ee500e0ae7ec" style:display-name="3d34e29e26ab706464c1ee500e0ae7ec">
      <style:table-row-properties fo:break-before="auto" style:row-height="384.16"/>
    </style:style>
    <style:style style:family="table-row" style:name="802e6871b86acabbe7d1a1820e1a9163" style:display-name="802e6871b86acabbe7d1a1820e1a9163">
      <style:table-row-properties fo:break-before="auto" style:row-height="280.28"/>
    </style:style>
    <style:style style:family="table-row" style:name="45470f0eca3456db64bf08e5956f75bc" style:display-name="45470f0eca3456db64bf08e5956f75bc">
      <style:table-row-properties fo:break-before="auto" style:row-height="384.16"/>
    </style:style>
    <style:style style:family="table-row" style:name="e44cb9536ffd87b760d05c8ccdb0088b" style:display-name="e44cb9536ffd87b760d05c8ccdb0088b">
      <style:table-row-properties fo:break-before="auto" style:row-height="409.64"/>
    </style:style>
    <style:style style:family="table-row" style:name="8cbdfd78bcfb7839b9f2aa2e3335eac4" style:display-name="8cbdfd78bcfb7839b9f2aa2e3335eac4">
      <style:table-row-properties fo:break-before="auto" style:row-height="409.64"/>
    </style:style>
    <style:style style:family="table-row" style:name="afc0819b4e6eee68717113b6176dea8c" style:display-name="afc0819b4e6eee68717113b6176dea8c">
      <style:table-row-properties fo:break-before="auto" style:row-height="280.28"/>
    </style:style>
    <style:style style:family="table-row" style:name="eb00d746c501db20c279b7bcad08f4a1" style:display-name="eb00d746c501db20c279b7bcad08f4a1">
      <style:table-row-properties fo:break-before="auto" style:row-height="384.16"/>
    </style:style>
    <style:style style:family="table-row" style:name="988c170f342a860798a9d00f7888b4c6" style:display-name="988c170f342a860798a9d00f7888b4c6">
      <style:table-row-properties fo:break-before="auto" style:row-height="280.28"/>
    </style:style>
    <style:style style:family="table-row" style:name="83a4c3612295f2e3046fc5f9cf267688" style:display-name="83a4c3612295f2e3046fc5f9cf267688">
      <style:table-row-properties fo:break-before="auto" style:row-height="384.16"/>
    </style:style>
    <style:style style:family="table-row" style:name="ddb1b5b2d4d1c448fa97a23d390d6e84" style:display-name="ddb1b5b2d4d1c448fa97a23d390d6e84">
      <style:table-row-properties fo:break-before="auto" style:row-height="280.28"/>
    </style:style>
    <style:style style:family="table-row" style:name="dc0a1208fb4c0440111eb39fa3c1cbd1" style:display-name="dc0a1208fb4c0440111eb39fa3c1cbd1">
      <style:table-row-properties fo:break-before="auto" style:row-height="384.16"/>
    </style:style>
    <style:style style:family="table-row" style:name="7be9db80de7aad78efeb2ab51c50b34e" style:display-name="7be9db80de7aad78efeb2ab51c50b34e">
      <style:table-row-properties fo:break-before="auto" style:row-height="280.28"/>
    </style:style>
    <style:style style:family="table-row" style:name="7aec83402d317bdca492f1ec06f96ebb" style:display-name="7aec83402d317bdca492f1ec06f96ebb">
      <style:table-row-properties fo:break-before="auto" style:row-height="409.64"/>
    </style:style>
    <style:style style:family="table-row" style:name="3e4155e6ee50f08cd9c434307f312385" style:display-name="3e4155e6ee50f08cd9c434307f312385">
      <style:table-row-properties fo:break-before="auto" style:row-height="280.28"/>
    </style:style>
    <style:style style:family="table-row" style:name="ab52919195cdb5dc47669e00c4c31f20" style:display-name="ab52919195cdb5dc47669e00c4c31f20">
      <style:table-row-properties fo:break-before="auto" style:row-height="384.16"/>
    </style:style>
    <style:style style:family="table-row" style:name="4b9988d2662aa7534d05b4f9a94d30fa" style:display-name="4b9988d2662aa7534d05b4f9a94d30fa">
      <style:table-row-properties fo:break-before="auto" style:row-height="384.16"/>
    </style:style>
    <style:style style:family="table-row" style:name="99560ad16897a72aaf4c0f16f14b0be4" style:display-name="99560ad16897a72aaf4c0f16f14b0be4">
      <style:table-row-properties fo:break-before="auto" style:row-height="384.16"/>
    </style:style>
    <style:style style:family="table-row" style:name="ac1e7cb42874f9a1df7e2a44e7e4c138" style:display-name="ac1e7cb42874f9a1df7e2a44e7e4c138">
      <style:table-row-properties fo:break-before="auto" style:row-height="384.16"/>
    </style:style>
    <style:style style:family="table-row" style:name="b318cff6396e5f517fcbce89c4099e98" style:display-name="b318cff6396e5f517fcbce89c4099e98">
      <style:table-row-properties fo:break-before="auto" style:row-height="384.16"/>
    </style:style>
    <style:style style:family="table-row" style:name="61a5d77ef4179559fa44684759d8e86c" style:display-name="61a5d77ef4179559fa44684759d8e86c">
      <style:table-row-properties fo:break-before="auto" style:row-height="384.16"/>
    </style:style>
    <style:style style:family="table-row" style:name="ee92e4ca01988534dfc80b82cffe9719" style:display-name="ee92e4ca01988534dfc80b82cffe9719">
      <style:table-row-properties fo:break-before="auto" style:row-height="384.16"/>
    </style:style>
    <style:style style:family="table-row" style:name="f4240c7cae010cac26bbe57cf3efb4f4" style:display-name="f4240c7cae010cac26bbe57cf3efb4f4">
      <style:table-row-properties fo:break-before="auto" style:row-height="384.16"/>
    </style:style>
    <style:style style:family="table-row" style:name="fc2f5a446659616ef9325132ab6bd469" style:display-name="fc2f5a446659616ef9325132ab6bd469">
      <style:table-row-properties fo:break-before="auto" style:row-height="384.16"/>
    </style:style>
    <style:style style:family="table-row" style:name="7c24e1b0c4ea4c0a188523710f9df5ad" style:display-name="7c24e1b0c4ea4c0a188523710f9df5ad">
      <style:table-row-properties fo:break-before="auto" style:row-height="384.16"/>
    </style:style>
    <style:style style:family="table-row" style:name="355adecc5457d753ed50ef0f2da1bb79" style:display-name="355adecc5457d753ed50ef0f2da1bb79">
      <style:table-row-properties fo:break-before="auto" style:row-height="384.16"/>
    </style:style>
    <style:style style:family="table-row" style:name="5aea26decc1949b172bd2bbf470bd053" style:display-name="5aea26decc1949b172bd2bbf470bd053">
      <style:table-row-properties fo:break-before="auto" style:row-height="280.28"/>
    </style:style>
    <style:style style:family="table-row" style:name="67c3703d7023c71a6ecb61d7d2cb09fd" style:display-name="67c3703d7023c71a6ecb61d7d2cb09fd">
      <style:table-row-properties fo:break-before="auto" style:row-height="384.16"/>
    </style:style>
    <style:style style:family="table-row" style:name="7dd8a2660cde3f49584d17bb3128d1e9" style:display-name="7dd8a2660cde3f49584d17bb3128d1e9">
      <style:table-row-properties fo:break-before="auto" style:row-height="409.64"/>
    </style:style>
    <style:style style:family="table-row" style:name="a7919f63c8d0874da1e04e21ea49f8af" style:display-name="a7919f63c8d0874da1e04e21ea49f8af">
      <style:table-row-properties fo:break-before="auto" style:row-height="384.16"/>
    </style:style>
    <style:style style:family="table-row" style:name="ad9e09385aefda10c1a78f3f329ea3c9" style:display-name="ad9e09385aefda10c1a78f3f329ea3c9">
      <style:table-row-properties fo:break-before="auto" style:row-height="409.64"/>
    </style:style>
    <style:style style:family="table-row" style:name="d82d11086ec3d04c161f44f6cb1c8714" style:display-name="d82d11086ec3d04c161f44f6cb1c8714">
      <style:table-row-properties fo:break-before="auto" style:row-height="280.28"/>
    </style:style>
    <style:style style:family="table-row" style:name="d26df71d7b46bf279434c57844c0b18c" style:display-name="d26df71d7b46bf279434c57844c0b18c">
      <style:table-row-properties fo:break-before="auto" style:row-height="384.16"/>
    </style:style>
    <style:style style:family="table-row" style:name="2e0722a726e0d596c77e7e62b2d7c50a" style:display-name="2e0722a726e0d596c77e7e62b2d7c50a">
      <style:table-row-properties fo:break-before="auto" style:row-height="409.64"/>
    </style:style>
    <style:style style:family="table-row" style:name="cdc3059d713dcfed6d5c33a4b540f18a" style:display-name="cdc3059d713dcfed6d5c33a4b540f18a">
      <style:table-row-properties fo:break-before="auto" style:row-height="409.64"/>
    </style:style>
    <style:style style:family="table-row" style:name="b2b866c2e32a4edd308004616d5383b9" style:display-name="b2b866c2e32a4edd308004616d5383b9">
      <style:table-row-properties fo:break-before="auto" style:row-height="409.64"/>
    </style:style>
    <style:style style:family="table-row" style:name="980d3ab7e48ec07aad20626f0b42799b" style:display-name="980d3ab7e48ec07aad20626f0b42799b">
      <style:table-row-properties fo:break-before="auto" style:row-height="280.28"/>
    </style:style>
    <style:style style:family="table-row" style:name="9fc1ac364a8d0df1dc0cc7b8bf506c5b" style:display-name="9fc1ac364a8d0df1dc0cc7b8bf506c5b">
      <style:table-row-properties fo:break-before="auto" style:row-height="384.16"/>
    </style:style>
    <style:style style:family="table-row" style:name="47156a05c0ab10dfa8e89ae416980ddd" style:display-name="47156a05c0ab10dfa8e89ae416980ddd">
      <style:table-row-properties fo:break-before="page" style:row-height="414.54"/>
    </style:style>
    <style:style style:family="table-row" style:name="4799ff14fbd78184e41292a4f0a9b3b1" style:display-name="4799ff14fbd78184e41292a4f0a9b3b1">
      <style:table-row-properties fo:break-before="auto" style:row-height="414.54"/>
    </style:style>
    <style:style style:family="table-row" style:name="a8166ce7e5d5808cd4f1f5186757a191" style:display-name="a8166ce7e5d5808cd4f1f5186757a191">
      <style:table-row-properties fo:break-before="auto" style:row-height="441.0"/>
    </style:style>
    <style:style style:family="table-row" style:name="675768e3d5438034238fcac11d5eb0c9" style:display-name="675768e3d5438034238fcac11d5eb0c9">
      <style:table-row-properties fo:break-before="auto" style:row-height="441.0"/>
    </style:style>
    <style:style style:family="table-row" style:name="5938508b57851a6743ae283e00fd34b0" style:display-name="5938508b57851a6743ae283e00fd34b0">
      <style:table-row-properties fo:break-before="auto" style:row-height="959.42"/>
    </style:style>
    <style:style style:family="table-row" style:name="9d3fa0fbee318819070078f10d7632b5" style:display-name="9d3fa0fbee318819070078f10d7632b5">
      <style:table-row-properties fo:break-before="auto" style:row-height="2307.9"/>
    </style:style>
    <style:style style:family="table-row" style:name="2a0c285d25c56738c892fd8ad5d9e005" style:display-name="2a0c285d25c56738c892fd8ad5d9e005">
      <style:table-row-properties fo:break-before="auto" style:row-height="441.0"/>
    </style:style>
    <style:style style:family="table-row" style:name="b06fb260d178021cb7a3f404cb21e6e4" style:display-name="b06fb260d178021cb7a3f404cb21e6e4">
      <style:table-row-properties fo:break-before="auto" style:row-height="441.0"/>
    </style:style>
    <style:style style:family="table-row" style:name="126ac267fe5b1440f7da430b1a83db42" style:display-name="126ac267fe5b1440f7da430b1a83db42">
      <style:table-row-properties fo:break-before="auto" style:row-height="441.0"/>
    </style:style>
    <style:style style:family="table-row" style:name="9b9b8f74ea21808dae3cd88c6218e9ce" style:display-name="9b9b8f74ea21808dae3cd88c6218e9ce">
      <style:table-row-properties fo:break-before="auto" style:row-height="441.0"/>
    </style:style>
    <style:style style:family="table-row" style:name="121a019e506ae9d5194be1304168b826" style:display-name="121a019e506ae9d5194be1304168b826">
      <style:table-row-properties fo:break-before="auto" style:row-height="441.0"/>
    </style:style>
    <style:style style:family="table-row" style:name="5c08833c9b1bb015f93f3f8ecbe7ab1c" style:display-name="5c08833c9b1bb015f93f3f8ecbe7ab1c">
      <style:table-row-properties fo:break-before="auto" style:row-height="441.0"/>
    </style:style>
    <style:style style:family="table-row" style:name="fd48e7829b2ce1f1df797d45270513c6" style:display-name="fd48e7829b2ce1f1df797d45270513c6">
      <style:table-row-properties fo:break-before="auto" style:row-height="907.48"/>
    </style:style>
    <style:style style:family="table-row" style:name="24168ab04295e5697f210b504e9516f0" style:display-name="24168ab04295e5697f210b504e9516f0">
      <style:table-row-properties fo:break-before="auto" style:row-height="441.0"/>
    </style:style>
    <style:style style:family="table-row" style:name="e26e096379a79a668ef8333d73669bf3" style:display-name="e26e096379a79a668ef8333d73669bf3">
      <style:table-row-properties fo:break-before="auto" style:row-height="441.0"/>
    </style:style>
    <style:style style:family="table-row" style:name="ab926a353fa8c35ea740e0b5a6ce21a8" style:display-name="ab926a353fa8c35ea740e0b5a6ce21a8">
      <style:table-row-properties fo:break-before="auto" style:row-height="441.0"/>
    </style:style>
    <style:style style:family="table-row" style:name="4786fb10b4a75549f53d9808b0770039" style:display-name="4786fb10b4a75549f53d9808b0770039">
      <style:table-row-properties fo:break-before="auto" style:row-height="441.0"/>
    </style:style>
    <style:style style:family="table-row" style:name="8d9092b0ec08ec5dec2d13d59ddfb057" style:display-name="8d9092b0ec08ec5dec2d13d59ddfb057">
      <style:table-row-properties fo:break-before="auto" style:row-height="441.0"/>
    </style:style>
    <style:style style:family="table-row" style:name="93c40a7953adaf593f3435c09d5241ba" style:display-name="93c40a7953adaf593f3435c09d5241ba">
      <style:table-row-properties fo:break-before="auto" style:row-height="441.0"/>
    </style:style>
    <style:style style:family="table-row" style:name="009c5a33d94daf8f109ea2cbf00c2efb" style:display-name="009c5a33d94daf8f109ea2cbf00c2efb">
      <style:table-row-properties fo:break-before="auto" style:row-height="441.0"/>
    </style:style>
    <style:style style:family="table-row" style:name="f6a72c2452f2a18931efb468212e2618" style:display-name="f6a72c2452f2a18931efb468212e2618">
      <style:table-row-properties fo:break-before="auto" style:row-height="441.0"/>
    </style:style>
    <style:style style:family="table-row" style:name="b416bf0970a21644671b890c06c9b032" style:display-name="b416bf0970a21644671b890c06c9b032">
      <style:table-row-properties fo:break-before="auto" style:row-height="441.0"/>
    </style:style>
    <style:style style:family="table-row" style:name="adc516d8b68962b2b2474a18803ecdfd" style:display-name="adc516d8b68962b2b2474a18803ecdfd">
      <style:table-row-properties fo:break-before="auto" style:row-height="441.0"/>
    </style:style>
    <style:style style:family="table-row" style:name="a3d6b79212192a39db3c04d40a424db4" style:display-name="a3d6b79212192a39db3c04d40a424db4">
      <style:table-row-properties fo:break-before="auto" style:row-height="441.0"/>
    </style:style>
    <style:style style:family="table-row" style:name="396b1756877012d70caa3bd857ccbe65" style:display-name="396b1756877012d70caa3bd857ccbe65">
      <style:table-row-properties fo:break-before="auto" style:row-height="441.0"/>
    </style:style>
    <style:style style:family="table-row" style:name="7a07aaac0379a19cc57377ba57db6324" style:display-name="7a07aaac0379a19cc57377ba57db6324">
      <style:table-row-properties fo:break-before="auto" style:row-height="441.0"/>
    </style:style>
    <style:style style:family="table-row" style:name="9c8bc7e6145bcb78d7b70e83c4ccc970" style:display-name="9c8bc7e6145bcb78d7b70e83c4ccc970">
      <style:table-row-properties fo:break-before="auto" style:row-height="441.0"/>
    </style:style>
    <style:style style:family="table-row" style:name="5f2bfe170f3efc1f829e0fdbcc7d7bdd" style:display-name="5f2bfe170f3efc1f829e0fdbcc7d7bdd">
      <style:table-row-properties fo:break-before="page" style:row-height="441.0"/>
    </style:style>
    <style:style style:family="table-row" style:name="10707e6965067fed34c33603d2c8ad9b" style:display-name="10707e6965067fed34c33603d2c8ad9b">
      <style:table-row-properties fo:break-before="auto" style:row-height="441.0"/>
    </style:style>
    <style:style style:family="table-row" style:name="9e3888fe0d844d9463baa119421e863b" style:display-name="9e3888fe0d844d9463baa119421e863b">
      <style:table-row-properties fo:break-before="auto" style:row-height="441.0"/>
    </style:style>
    <style:style style:family="table-row" style:name="e791c5c60b8e9ec01d6c8408dfb22700" style:display-name="e791c5c60b8e9ec01d6c8408dfb22700">
      <style:table-row-properties fo:break-before="auto" style:row-height="441.0"/>
    </style:style>
    <style:style style:family="table-row" style:name="f3617904dd00631372b98017d5368e40" style:display-name="f3617904dd00631372b98017d5368e40">
      <style:table-row-properties fo:break-before="auto" style:row-height="441.0"/>
    </style:style>
    <style:style style:family="table-row" style:name="23a122de400c6d74e65c09a8eee7a8ae" style:display-name="23a122de400c6d74e65c09a8eee7a8ae">
      <style:table-row-properties fo:break-before="auto" style:row-height="441.0"/>
    </style:style>
    <style:style style:family="table-row" style:name="8b7de526d639ff7004843661b248be0d" style:display-name="8b7de526d639ff7004843661b248be0d">
      <style:table-row-properties fo:break-before="auto" style:row-height="441.0"/>
    </style:style>
    <style:style style:family="table-row" style:name="9b7365995c0819f48d129fd9978e940c" style:display-name="9b7365995c0819f48d129fd9978e940c">
      <style:table-row-properties fo:break-before="auto" style:row-height="362.6"/>
    </style:style>
    <style:style style:family="table-row" style:name="e1637c933c150de287e9ceab1ce9e294" style:display-name="e1637c933c150de287e9ceab1ce9e294">
      <style:table-row-properties fo:break-before="auto" style:row-height="441.0"/>
    </style:style>
    <style:style style:family="table-row" style:name="5e4d67c85109f5e22490e99e6b4be8b2" style:display-name="5e4d67c85109f5e22490e99e6b4be8b2">
      <style:table-row-properties fo:break-before="auto" style:row-height="441.0"/>
    </style:style>
    <style:style style:family="table-row" style:name="127f6b49c548ba2862238df69a6535ac" style:display-name="127f6b49c548ba2862238df69a6535ac">
      <style:table-row-properties fo:break-before="auto" style:row-height="441.0"/>
    </style:style>
    <style:style style:family="table-row" style:name="3ee57c1ef2f1c8fffa4310553fffe061" style:display-name="3ee57c1ef2f1c8fffa4310553fffe061">
      <style:table-row-properties fo:break-before="auto" style:row-height="441.0"/>
    </style:style>
    <style:style style:family="table-row" style:name="9d7eafbf5a84d0779a14c75a88f0bcbb" style:display-name="9d7eafbf5a84d0779a14c75a88f0bcbb">
      <style:table-row-properties fo:break-before="auto" style:row-height="441.0"/>
    </style:style>
    <style:style style:family="table-row" style:name="6c2ccd530379ad975f21910655cae145" style:display-name="6c2ccd530379ad975f21910655cae145">
      <style:table-row-properties fo:break-before="auto" style:row-height="441.0"/>
    </style:style>
    <style:style style:family="table-row" style:name="9f2426963063da6178b034bb6d13ef29" style:display-name="9f2426963063da6178b034bb6d13ef29">
      <style:table-row-properties fo:break-before="auto" style:row-height="362.6"/>
    </style:style>
    <style:style style:family="table-row" style:name="424cc5b08ab50dabdfe09861b25194f6" style:display-name="424cc5b08ab50dabdfe09861b25194f6">
      <style:table-row-properties fo:break-before="auto" style:row-height="441.0"/>
    </style:style>
    <style:style style:family="table-row" style:name="0da89598b9f2b9b62c1971cba6d1908d" style:display-name="0da89598b9f2b9b62c1971cba6d1908d">
      <style:table-row-properties fo:break-before="auto" style:row-height="362.6"/>
    </style:style>
    <style:style style:family="table-row" style:name="044643fd55bda585e87c1e9685a36522" style:display-name="044643fd55bda585e87c1e9685a36522">
      <style:table-row-properties fo:break-before="auto" style:row-height="441.0"/>
    </style:style>
    <style:style style:family="table-row" style:name="146c7459e01ebd9697324b2350f037f8" style:display-name="146c7459e01ebd9697324b2350f037f8">
      <style:table-row-properties fo:break-before="auto" style:row-height="362.6"/>
    </style:style>
    <style:style style:family="table-row" style:name="1df3dbff26eac9ef75ed3c94cdd6fcd3" style:display-name="1df3dbff26eac9ef75ed3c94cdd6fcd3">
      <style:table-row-properties fo:break-before="auto" style:row-height="441.0"/>
    </style:style>
    <style:style style:family="table-row" style:name="3680644298af6a672b551dd53292fded" style:display-name="3680644298af6a672b551dd53292fded">
      <style:table-row-properties fo:break-before="auto" style:row-height="441.0"/>
    </style:style>
    <style:style style:family="table-row" style:name="a85c5ec2d9f2562651828cd317783375" style:display-name="a85c5ec2d9f2562651828cd317783375">
      <style:table-row-properties fo:break-before="auto" style:row-height="441.0"/>
    </style:style>
    <style:style style:family="table-row" style:name="67f99e341b60fe9f4678c91e08139aea" style:display-name="67f99e341b60fe9f4678c91e08139aea">
      <style:table-row-properties fo:break-before="auto" style:row-height="441.0"/>
    </style:style>
    <style:style style:family="table-row" style:name="87446fd8aaae1b8028920d8254b5a531" style:display-name="87446fd8aaae1b8028920d8254b5a531">
      <style:table-row-properties fo:break-before="auto" style:row-height="441.0"/>
    </style:style>
    <style:style style:family="table-row" style:name="c839961c90179943a009d0cb69ad8cab" style:display-name="c839961c90179943a009d0cb69ad8cab">
      <style:table-row-properties fo:break-before="auto" style:row-height="362.6"/>
    </style:style>
    <style:style style:family="table-row" style:name="58b01bfe90d0214638349f479e904f73" style:display-name="58b01bfe90d0214638349f479e904f73">
      <style:table-row-properties fo:break-before="auto" style:row-height="155.82"/>
    </style:style>
    <style:style style:family="table-row" style:name="ec43a22e1e3369d4e0235aba810dfa7a" style:display-name="ec43a22e1e3369d4e0235aba810dfa7a">
      <style:table-row-properties fo:break-before="auto" style:row-height="441.0"/>
    </style:style>
    <style:style style:family="table-row" style:name="989db0837c636684ee71c83ee42b9086" style:display-name="989db0837c636684ee71c83ee42b9086">
      <style:table-row-properties fo:break-before="auto" style:row-height="441.0"/>
    </style:style>
    <style:style style:family="table-row" style:name="2e4491c3bbb970a5cd12a0d6936f0af2" style:display-name="2e4491c3bbb970a5cd12a0d6936f0af2">
      <style:table-row-properties fo:break-before="auto" style:row-height="441.0"/>
    </style:style>
    <style:style style:family="table-row" style:name="2075bbeb3bfb782fc8ce7b0a690d9e13" style:display-name="2075bbeb3bfb782fc8ce7b0a690d9e13">
      <style:table-row-properties fo:break-before="auto" style:row-height="441.0"/>
    </style:style>
    <style:style style:family="table-row" style:name="475f07bf79215866168cad6c1990deca" style:display-name="475f07bf79215866168cad6c1990deca">
      <style:table-row-properties fo:break-before="auto" style:row-height="441.0"/>
    </style:style>
    <style:style style:family="table-row" style:name="0ad4cf91d63b2d5ee1e32eeecdf9ca25" style:display-name="0ad4cf91d63b2d5ee1e32eeecdf9ca25">
      <style:table-row-properties fo:break-before="auto" style:row-height="362.6"/>
    </style:style>
    <style:style style:family="table-row" style:name="7b7bdeeb4bff20b5c99a8a1e3ea94aaa" style:display-name="7b7bdeeb4bff20b5c99a8a1e3ea94aaa">
      <style:table-row-properties fo:break-before="auto" style:row-height="181.3"/>
    </style:style>
    <style:style style:family="table-row" style:name="70aed734646b6cc44a4384a6688956fa" style:display-name="70aed734646b6cc44a4384a6688956fa">
      <style:table-row-properties fo:break-before="auto" style:row-height="441.0"/>
    </style:style>
    <style:style style:family="table-row" style:name="ad66d97b30fd5bf022fa4f3905a754ef" style:display-name="ad66d97b30fd5bf022fa4f3905a754ef">
      <style:table-row-properties fo:break-before="auto" style:row-height="441.0"/>
    </style:style>
    <style:style style:family="table-row" style:name="0b7b2f008c679130bb69a40aea587b36" style:display-name="0b7b2f008c679130bb69a40aea587b36">
      <style:table-row-properties fo:break-before="auto" style:row-height="362.6"/>
    </style:style>
    <style:style style:family="table-row" style:name="cb29986e192298bcf8d84f2e09d9f978" style:display-name="cb29986e192298bcf8d84f2e09d9f978">
      <style:table-row-properties fo:break-before="auto" style:row-height="181.3"/>
    </style:style>
    <style:style style:family="table-row" style:name="7166f9e8003e55f201f87ac304670932" style:display-name="7166f9e8003e55f201f87ac304670932">
      <style:table-row-properties fo:break-before="auto" style:row-height="441.0"/>
    </style:style>
    <style:style style:family="table-row" style:name="a1439a5cf6ce57bdea671ca6f0a46c76" style:display-name="a1439a5cf6ce57bdea671ca6f0a46c76">
      <style:table-row-properties fo:break-before="auto" style:row-height="441.0"/>
    </style:style>
    <style:style style:family="table-row" style:name="8b4b6bf5b8506ecfdb397c2bd9b7ec5e" style:display-name="8b4b6bf5b8506ecfdb397c2bd9b7ec5e">
      <style:table-row-properties fo:break-before="auto" style:row-height="902.58"/>
    </style:style>
    <style:style style:family="table-row" style:name="239a151c6ce027aaafb97c92932f9239" style:display-name="239a151c6ce027aaafb97c92932f9239">
      <style:table-row-properties fo:break-before="auto" style:row-height="441.0"/>
    </style:style>
    <style:style style:family="table-row" style:name="792d7d50dcb811fa08b778dfacbda8f8" style:display-name="792d7d50dcb811fa08b778dfacbda8f8">
      <style:table-row-properties fo:break-before="auto" style:row-height="441.0"/>
    </style:style>
    <style:style style:family="table-row" style:name="d641c822b6f1898f672c8f7088b0ebf2" style:display-name="d641c822b6f1898f672c8f7088b0ebf2">
      <style:table-row-properties fo:break-before="auto" style:row-height="362.6"/>
    </style:style>
    <style:style style:family="table-row" style:name="adb53b9ac6997ddde304fc2f84f12f67" style:display-name="adb53b9ac6997ddde304fc2f84f12f67">
      <style:table-row-properties fo:break-before="auto" style:row-height="441.0"/>
    </style:style>
    <style:style style:family="table-row" style:name="b69198840f6e9e1f3bfe6ce8f1442332" style:display-name="b69198840f6e9e1f3bfe6ce8f1442332">
      <style:table-row-properties fo:break-before="auto" style:row-height="441.0"/>
    </style:style>
    <style:style style:family="table-row" style:name="24347666d6d442c8402f35828ef1e1d9" style:display-name="24347666d6d442c8402f35828ef1e1d9">
      <style:table-row-properties fo:break-before="auto" style:row-height="441.0"/>
    </style:style>
    <style:style style:family="table-row" style:name="8046cff83fe75f0aca24938f1e4d303d" style:display-name="8046cff83fe75f0aca24938f1e4d303d">
      <style:table-row-properties fo:break-before="auto" style:row-height="441.0"/>
    </style:style>
  </office:automatic-styles>
  <office:body>
    <office:spreadsheet>
      <table:table table:name="стр1">
        <table:table-column table:style-name="283de83b98e59a78dc923c3640a43494" table:default-cell-style-name="ce1"/>
        <table:table-column table:style-name="bed507f714b858f956de67c700a85954" table:number-columns-repeated="159" table:default-cell-style-name="ce1"/>
        <table:table-column table:style-name="d892441253354987c3a86c8e44f0ee18" table:default-cell-style-name="ce1"/>
        <table:table-column table:style-name="a03425ac29cbe3ee399064c009ef7927" table:number-columns-repeated="96" table:default-cell-style-name="ce1"/>
        <table:table-column table:style-name="b9ddf76f2f8b34daa33482acc6d98c5f" table:number-columns-repeated="767" table:default-cell-style-name="None"/>
        <table:table-row table:style-name="f2d6b32d662b53e804cabf62a6e8f3af">
          <table:table-cell office:value="None" office:value-type="string"/>
          <table:covered-table-cell table:number-columns-repeated="118"/>
          <table:table-cell table:style-name="ce114" office:value="None" office:value-type="string">
            <text:p><text:span text:style-name="ce114">Унифицированная форма № ОС-1</text:span></text:p>
          </table:table-cell>
          <table:table-cell office:value="None" office:value-type="string"/>
        </table:table-row>
        <table:table-row table:style-name="b3f7c4663f60e56889cacc9bd301fdc2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Утверждена постановлением Госкомстата России</text:span></text:p>
          </table:table-cell>
          <table:table-cell office:value="None" office:value-type="string"/>
        </table:table-row>
        <table:table-row table:style-name="07d75a81c5b35c0cfeb479b9453f6173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от 21.01.2003 № 7</text:span></text:p>
          </table:table-cell>
          <table:table-cell office:value="None" office:value-type="string"/>
        </table:table-row>
        <table:table-row table:style-name="04bbea1b95765b24c4cd4225019a64ac">
          <table:table-cell office:value="None" office:value-type="string">
            <text:p>УТВЕРЖДАЮ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УТВЕРЖДАЮ</text:p>
          </table:table-cell>
          <table:table-cell office:value="None" office:value-type="string"/>
        </table:table-row>
        <table:table-row table:style-name="0b22a950df5c6eb9e65eecdfa884e49d">
          <table:table-cell office:value="None" office:value-type="string">
            <text:p>Руководитель организации-сдатчик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уководитель организации-получателя</text:p>
          </table:table-cell>
          <table:table-cell office:value="None" office:value-type="string"/>
        </table:table-row>
        <table:table-row table:style-name="e0492fcf815263cc4529324185668015">
          <table:table-cell table:style-name="ce2" table:number-columns-spanned="23" office:value="None" office:value-type="string"/>
          <table:covered-table-cell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/>
          <table:covered-table-cell table:style-name="ce2" table:number-columns-repeated="20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2" table:number-columns-spanned="23" office:value="None" office:value-type="string">
            <text:p><text:span text:style-name="ce82">Генеральный директор</text:span></text:p>
          </table:table-cell>
          <table:covered-table-cell table:style-name="ce2"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8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>
            <text:p><text:span text:style-name="ce2">Нежевец Г.Г.</text:span></text:p>
          </table:table-cell>
          <table:covered-table-cell table:style-name="ce2" table:number-columns-repeated="20"/>
          <table:table-cell office:value="None" office:value-type="string"/>
        </table:table-row>
        <table:table-row table:style-name="e51105cd1c94fbeceb91d6a802e5d762"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style-name="ce46"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" office:value="None" office:value-type="string"/>
        </table:table-row>
        <table:table-row table:style-name="417ddfe7a4bea44383e7791557e6312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19" office:value="None" office:value-type="string"/>
          <table:covered-table-cell table:style-name="ce38" table:number-columns-repeated="18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/>
          <table:table-cell table:style-name="ce50" table:number-columns-spanned="5" office:value="None" office:value-type="string"/>
          <table:covered-table-cell table:style-name="ce36" table:number-columns-repeated="4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>
            <text:p><text:span text:style-name="ce2">31 июля 2015 г.</text:span></text:p>
          </table:table-cell>
          <table:covered-table-cell table:style-name="ce50" table:number-columns-repeated="18"/>
          <table:table-cell table:style-name="ce123" table:number-columns-spanned="4" office:value="None" office:value-type="string"/>
          <table:covered-table-cell table:style-name="ce2" table:number-columns-repeated="3"/>
          <table:table-cell table:style-name="ce50" table:number-columns-spanned="3" office:value="None" office:value-type="string"/>
          <table:covered-table-cell table:style-name="ce123" table:number-columns-repeated="2"/>
          <table:table-cell table:style-name="ce26" office:value="None" office:value-type="string"/>
          <table:table-cell office:value="None" office:value-type="string"/>
        </table:table-row>
        <table:table-row table:style-name="14eb9f454657180e1ccbf582092a2f49">
          <table:table-cell office:value="None" office:value-type="string">
            <text:p>М.П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М.П.</text:p>
          </table:table-cell>
          <table:table-cell office:value="None" office:value-type="string"/>
        </table:table-row>
        <table:table-row table:style-name="a8252a7a7403e26e911986fc44e49cf1">
          <table:table-cell office:value="None" office:value-type="string"/>
          <table:covered-table-cell table:number-columns-repeated="144"/>
          <table:table-cell table:style-name="ce17" table:number-columns-spanned="16" office:value="None" office:value-type="string">
            <text:p><text:span text:style-name="ce17">Код</text:span></text:p>
          </table:table-cell>
          <table:covered-table-cell table:number-columns-repeated="15"/>
          <table:table-cell office:value="None" office:value-type="string"/>
        </table:table-row>
        <table:table-row table:style-name="3362579da316e71f84348ec817a9f006">
          <table:table-cell office:value="None" office:value-type="string"/>
          <table:covered-table-cell table:number-columns-repeated="123"/>
          <table:table-cell office:value="None" office:value-type="string">
            <text:p>Форм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по ОКУД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0306001</text:span></text:p>
          </table:table-cell>
          <table:covered-table-cell table:number-columns-repeated="15"/>
          <table:table-cell office:value="None" office:value-type="string"/>
        </table:table-row>
        <table:table-row table:style-name="e16da7b03617533b24a32cdc52cb54fb">
          <table:table-cell office:value="None" office:value-type="string">
            <text:p>Организация-получа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08" office:value="None" office:value-type="string">
            <text:p><text:span text:style-name="ce2">Открытое Акционерное Общество "АЯН" ИНН 1901003094</text:span></text:p>
          </table:table-cell>
          <table:covered-table-cell table:number-columns-repeated="107"/>
          <table:table-cell office:value="None" office:value-type="string"/>
          <table:table-cell office:value="None" office:value-type="string"/>
          <table:table-cell office:value="None" office:value-type="string">
            <text:p>по ОКПО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05229807</text:span></text:p>
          </table:table-cell>
          <table:covered-table-cell table:style-name="ce2" table:number-columns-repeated="15"/>
          <table:table-cell office:value="None" office:value-type="string"/>
        </table:table-row>
        <table:table-row table:style-name="ad7790392167af90add52df968d5304f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</table:table-row>
        <table:table-row table:style-name="b0c673529374a437e1d54da2988cfab4">
          <table:table-cell table:style-name="ce5" table:number-columns-spanned="132" office:value="None" office:value-type="string">
            <text:p><text:span text:style-name="ce5">Россия РХ 655004 г.Абакан ул.Советская 207 тел. 28-50-07 т.28-52-87,факс</text:span></text:p>
          </table:table-cell>
          <table:covered-table-cell table:number-columns-repeated="131"/>
          <table:table-cell office:value="None" office:value-type="string"/>
        </table:table-row>
        <table:table-row table:style-name="6966bfd5940c86450ccfa28ea75fd79a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3d34e29e26ab706464c1ee500e0ae7ec">
          <table:table-cell table:style-name="ce5" table:number-columns-spanned="132" office:value="None" office:value-type="string">
            <text:p><text:span text:style-name="ce5">ОТДЕЛЕНИЕ ОСБ N8602 СБЕРБАНКА РОССИИ БИК 049514608 р/сч. 40702810471020000310 корр.сч. 30101810500000000608</text:span></text:p>
          </table:table-cell>
          <table:covered-table-cell table:number-columns-repeated="131"/>
          <table:table-cell office:value="None" office:value-type="string"/>
        </table:table-row>
        <table:table-row table:style-name="802e6871b86acabbe7d1a1820e1a9163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45470f0eca3456db64bf08e5956f75bc">
          <table:table-cell table:style-name="ce5" table:number-columns-spanned="132" office:value="None" office:value-type="string">
            <text:p><text:span text:style-name="ce5">бродильно лагерн. отд.</text:span></text:p>
          </table:table-cell>
          <table:covered-table-cell table:number-columns-repeated="131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34" office:value="None" office:value-type="string"/>
          <table:table-cell table:style-name="ce18" table:number-columns-spanned="16" office:value="None" office:value-type="string"/>
          <table:covered-table-cell table:style-name="ce134" table:number-columns-repeated="15"/>
          <table:table-cell office:value="None" office:value-type="string"/>
        </table:table-row>
        <table:table-row table:style-name="e44cb9536ffd87b760d05c8ccdb0088b">
          <table:table-cell table:style-name="ce6" table:number-columns-spanned="132" office:value="None" office:value-type="string">
            <text:p><text:span text:style-name="ce6">(наименование структурного подразделения)</text:span></text:p>
          </table:table-cell>
          <table:covered-table-cell table:number-columns-repeated="131"/>
          <table:table-cell table:style-name="ce8" office:value="None" office:value-type="string"/>
          <table:table-cell table:style-name="ce8" office:value="None" office:value-type="string"/>
          <table:table-cell office:value="None" office:value-type="string">
            <text:p>по ОКПО</text:p>
          </table:table-cell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18" table:number-columns-spanned="16" office:value="None" office:value-type="string"/>
          <table:covered-table-cell table:style-name="ce8" table:number-columns-repeated="15"/>
          <table:table-cell table:style-name="ce8" office:value="None" office:value-type="string"/>
        </table:table-row>
        <table:table-row table:style-name="8cbdfd78bcfb7839b9f2aa2e3335eac4">
          <table:table-cell office:value="None" office:value-type="string">
            <text:p>Организация-сдатчик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11" office:value="None" office:value-type="string"/>
          <table:covered-table-cell table:number-columns-repeated="110"/>
          <table:table-cell office:value="None" office:value-type="string"/>
        </table:table-row>
        <table:table-row table:style-name="afc0819b4e6eee68717113b6176dea8c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" office:value="None" office:value-type="string"/>
        </table:table-row>
        <table:table-row table:style-name="eb00d746c501db20c279b7bcad08f4a1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988c170f342a860798a9d00f7888b4c6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83a4c3612295f2e3046fc5f9cf267688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ddb1b5b2d4d1c448fa97a23d390d6e84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dc0a1208fb4c0440111eb39fa3c1cbd1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/>
          <table:covered-table-cell table:style-name="ce5" table:number-columns-repeated="15"/>
          <table:table-cell office:value="None" office:value-type="string"/>
        </table:table-row>
        <table:table-row table:style-name="7be9db80de7aad78efeb2ab51c50b34e">
          <table:table-cell table:style-name="ce7" table:number-columns-spanned="132" office:value="None" office:value-type="string">
            <text:p><text:span text:style-name="ce7">(наименование структурного подразделения)</text:span></text:p>
          </table:table-cell>
          <table:covered-table-cell table:number-columns-repeated="131"/>
          <table:table-cell table:number-rows-spanned="2" table:style-name="ce125" table:number-columns-spanned="13" office:value="None" office:value-type="string">
            <text:p><text:span text:style-name="ce125">номер </text:span></text:p>
          </table:table-cell>
          <table:covered-table-cell table:style-name="ce7" table:number-columns-repeated="12"/>
          <table:table-cell table:number-rows-spanned="2" table:style-name="ce18" table:number-columns-spanned="16" office:value="None" office:value-type="string"/>
          <table:covered-table-cell table:style-name="ce125" table:number-columns-repeated="15"/>
          <table:table-cell table:style-name="ce8" office:value="None" office:value-type="string"/>
        </table:table-row>
        <table:table-row table:style-name="7aec83402d317bdca492f1ec06f96ebb">
          <table:table-cell office:value="None" office:value-type="string">
            <text:p>Основание для составления акт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9" table:number-columns-spanned="101" office:value="None" office:value-type="string"/>
          <table:covered-table-cell table:number-columns-repeated="100"/>
          <table:covered-table-cell table:style-name="ce9" table:number-columns-repeated="29"/>
          <table:table-cell office:value="None" office:value-type="string"/>
        </table:table-row>
        <table:table-row table:style-name="3e4155e6ee50f08cd9c434307f312385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56" office:value="None" office:value-type="string">
            <text:p><text:span text:style-name="ce56">(приказ, распоряжение, договор (с указанием его вида, основных обязательств))</text:span></text:p>
          </table:table-cell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number-rows-spanned="2" table:style-name="ce125" table:number-columns-spanned="13" office:value="None" office:value-type="string">
            <text:p><text:span text:style-name="ce125">дата </text:span></text:p>
          </table:table-cell>
          <table:covered-table-cell table:style-name="ce24" table:number-columns-repeated="12"/>
          <table:table-cell table:number-rows-spanned="2" table:style-name="ce18" table:number-columns-spanned="16" office:value="None" office:value-type="string"/>
          <table:covered-table-cell table:style-name="ce125" table:number-columns-repeated="15"/>
          <table:table-cell table:style-name="ce8" office:value="None" office:value-type="string"/>
        </table:table-row>
        <table:table-row table:style-name="ab52919195cdb5dc47669e00c4c31f20">
          <table:table-cell table:style-name="ce9" table:number-columns-spanned="132" office:value="None" office:value-type="string"/>
          <table:covered-table-cell table:number-columns-repeated="131"/>
          <table:covered-table-cell table:style-name="ce9" table:number-columns-repeated="29"/>
          <table:table-cell office:value="None" office:value-type="string"/>
        </table:table-row>
        <table:table-row table:style-name="4b9988d2662aa7534d05b4f9a94d30fa">
          <table:table-cell table:style-name="ce10" table:number-columns-spanned="92" office:value="None" office:value-type="string"/>
          <table:covered-table-cell table:number-columns-repeated="91"/>
          <table:table-cell table:number-rows-spanned="2" table:style-name="ce17" table:number-columns-spanned="14" office:value="None" office:value-type="string">
            <text:p><text:span text:style-name="ce17">Дата</text:span></text:p>
          </table:table-cell>
          <table:covered-table-cell table:style-name="ce10" table:number-columns-repeated="13"/>
          <table:table-cell table:style-name="ce88" table:number-columns-spanned="39" office:value="None" office:value-type="string">
            <text:p><text:span text:style-name="ce88">принятия к бухгалтерскому учету </text:span></text:p>
          </table:table-cell>
          <table:covered-table-cell table:style-name="ce17" table:number-columns-repeated="38"/>
          <table:table-cell table:style-name="ce18" table:number-columns-spanned="16" office:value="None" office:value-type="string">
            <text:p><text:span text:style-name="ce18">31/07/2015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99560ad16897a72aaf4c0f16f14b0be4">
          <table:table-cell table:style-name="ce10" table:number-columns-spanned="92" office:value="None" office:value-type="string"/>
          <table:covered-table-cell table:number-columns-repeated="91"/>
          <table:covered-table-cell table:style-name="ce10" table:number-columns-repeated="14"/>
          <table:table-cell table:style-name="ce88" table:number-columns-spanned="39" office:value="None" office:value-type="string">
            <text:p><text:span text:style-name="ce88">списания с бухгалтерского учета </text:span></text:p>
          </table:table-cell>
          <table:covered-table-cell table:style-name="ce10" table:number-columns-repeated="3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ac1e7cb42874f9a1df7e2a44e7e4c138">
          <table:table-cell office:value="None" office:value-type="string"/>
          <table:covered-table-cell table:number-columns-repeated="105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Счет, субсчет, код аналитического учета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>
            <text:p><text:span text:style-name="ce18">1-04</text:span></text:p>
          </table:table-cell>
          <table:covered-table-cell table:style-name="ce89" table:number-columns-repeated="15"/>
          <table:table-cell office:value="None" office:value-type="string"/>
        </table:table-row>
        <table:table-row table:style-name="b318cff6396e5f517fcbce89c4099e9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60" table:number-columns-spanned="11" office:value="None" office:value-type="string">
            <text:p><text:span text:style-name="ce60">АКТ</text:span></text:p>
          </table:table-cell>
          <table:covered-table-cell table:number-columns-repeated="10"/>
          <table:table-cell office:value="None" office:value-type="string"/>
          <table:table-cell table:style-name="ce17" table:number-columns-spanned="19" office:value="None" office:value-type="string">
            <text:p><text:span text:style-name="ce17">Номер документа</text:span></text:p>
          </table:table-cell>
          <table:covered-table-cell table:style-name="ce60" table:number-columns-repeated="18"/>
          <table:table-cell table:style-name="ce17" table:number-columns-spanned="19" office:value="None" office:value-type="string">
            <text:p><text:span text:style-name="ce17">Дата составления</text:span></text:p>
          </table:table-cell>
          <table:covered-table-cell table:style-name="ce1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по ОКОФ</text:span></text:p>
          </table:table-cell>
          <table:table-cell table:style-name="ce89" office:value="None" office:value-type="string"/>
          <table:table-cell table:style-name="ce18" table:number-columns-spanned="16" office:value="1633110605" office:value-type="float">
            <text:p><text:span text:style-name="ce18">1633110605</text:span></text:p>
          </table:table-cell>
          <table:covered-table-cell table:style-name="ce89" table:number-columns-repeated="15"/>
          <table:table-cell office:value="None" office:value-type="string"/>
        </table:table-row>
        <table:table-row table:style-name="61a5d77ef4179559fa44684759d8e86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1"/>
          <table:table-cell office:value="None" office:value-type="string"/>
          <table:table-cell table:style-name="ce67" table:number-columns-spanned="19" office:value="610" office:value-type="float">
            <text:p><text:span text:style-name="ce67">610</text:span></text:p>
          </table:table-cell>
          <table:covered-table-cell table:number-columns-repeated="18"/>
          <table:table-cell table:style-name="ce67" table:number-columns-spanned="19" office:value="None" office:value-type="string">
            <text:p><text:span text:style-name="ce67">31/07/2015</text:span></text:p>
          </table:table-cell>
          <table:covered-table-cell table:style-name="ce6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90" table:number-columns-spanned="10" office:value="None" office:value-type="string">
            <text:p><text:span text:style-name="ce90">Номер</text:span></text:p>
          </table:table-cell>
          <table:covered-table-cell table:style-name="ce67" table:number-columns-repeated="9"/>
          <table:table-cell table:style-name="ce88" table:number-columns-spanned="29" office:value="None" office:value-type="string">
            <text:p><text:span text:style-name="ce88">амортизационной группы </text:span></text:p>
          </table:table-cell>
          <table:covered-table-cell table:style-name="ce90" table:number-columns-repeated="28"/>
          <table:table-cell table:style-name="ce18" table:number-columns-spanned="16" office:value="None" office:value-type="string">
            <text:p><text:span text:style-name="ce18">ГР 04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ee92e4ca01988534dfc80b82cffe971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48" table:number-columns-spanned="61" office:value="None" office:value-type="string">
            <text:p><text:span text:style-name="ce48">о приеме-передаче объекта основных средств</text:span></text:p>
            <text:p><text:span text:style-name="ce48">(кроме зданий, сооружений)</text:span></text:p>
          </table:table-cell>
          <table:covered-table-cell table:number-columns-repeated="60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инвентарный </text:span></text:p>
          </table:table-cell>
          <table:covered-table-cell table:style-name="ce49" table:number-columns-repeated="28"/>
          <table:table-cell table:style-name="ce18" table:number-columns-spanned="16" office:value="10878" office:value-type="float">
            <text:p><text:span text:style-name="ce18">10878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f4240c7cae010cac26bbe57cf3efb4f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заводской </text:span></text:p>
          </table:table-cell>
          <table:covered-table-cell table:style-name="ce49" table:number-columns-repeated="2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fc2f5a446659616ef9325132ab6bd46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05" office:value="None" office:value-type="string"/>
          <table:table-cell table:style-name="ce108" table:number-columns-spanned="18" office:value="None" office:value-type="string">
            <text:p><text:span text:style-name="ce108">Государственная </text:span></text:p>
          </table:table-cell>
          <table:covered-table-cell table:style-name="ce105" table:number-columns-repeated="17"/>
          <table:table-cell table:style-name="ce88" table:number-columns-spanned="10" office:value="None" office:value-type="string">
            <text:p><text:span text:style-name="ce88">номер </text:span></text:p>
          </table:table-cell>
          <table:covered-table-cell table:style-name="ce108" table:number-columns-repeated="9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7c24e1b0c4ea4c0a188523710f9df5ad">
          <table:table-cell office:value="None" office:value-type="string"/>
          <table:covered-table-cell table:number-columns-repeated="115"/>
          <table:table-cell table:style-name="ce106" office:value="None" office:value-type="string"/>
          <table:table-cell table:style-name="ce109" table:number-columns-spanned="18" office:value="None" office:value-type="string">
            <text:p><text:span text:style-name="ce109">регистрация прав </text:span></text:p>
          </table:table-cell>
          <table:covered-table-cell table:style-name="ce106" table:number-columns-repeated="17"/>
          <table:table-cell table:number-rows-spanned="2" table:style-name="ce128" table:number-columns-spanned="10" office:value="None" office:value-type="string">
            <text:p><text:span text:style-name="ce128">дата </text:span></text:p>
          </table:table-cell>
          <table:covered-table-cell table:style-name="ce109" table:number-columns-repeated="9"/>
          <table:table-cell table:number-rows-spanned="2" table:style-name="ce143" table:number-columns-spanned="16" office:value="None" office:value-type="string"/>
          <table:covered-table-cell table:style-name="ce128" table:number-columns-repeated="15"/>
          <table:table-cell office:value="None" office:value-type="string"/>
        </table:table-row>
        <table:table-row table:style-name="355adecc5457d753ed50ef0f2da1bb79">
          <table:table-cell office:value="None" office:value-type="string">
            <text:p>Объект основных средств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9" table:number-columns-spanned="91" office:value="None" office:value-type="string">
            <text:p><text:span text:style-name="ce9">ТУМБА ЛАБОРАТОРНАЯ 600*610*900ММ НЕРЖ СТАЛЬ</text:span></text:p>
          </table:table-cell>
          <table:covered-table-cell table:style-name="ce21" table:number-columns-repeated="90"/>
          <table:table-cell table:style-name="ce107" office:value="None" office:value-type="string"/>
          <table:table-cell table:style-name="ce110" table:number-columns-spanned="18" office:value="None" office:value-type="string">
            <text:p><text:span text:style-name="ce110">на недвижимость</text:span></text:p>
          </table:table-cell>
          <table:covered-table-cell table:style-name="ce107" table:number-columns-repeated="17"/>
          <table:covered-table-cell table:style-name="ce110" table:number-columns-repeated="26"/>
          <table:table-cell office:value="None" office:value-type="string"/>
        </table:table-row>
        <table:table-row table:style-name="5aea26decc1949b172bd2bbf470bd053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3" table:number-columns-spanned="91" office:value="None" office:value-type="string">
            <text:p><text:span text:style-name="ce3">(наименование, назначение, модель, марка)</text:span></text:p>
          </table:table-cell>
          <table:covered-table-cell table:style-name="ce41" table:number-columns-repeated="90"/>
          <table:table-cell table:style-name="ce8" office:value="None" office:value-type="string"/>
        </table:table-row>
        <table:table-row table:style-name="67c3703d7023c71a6ecb61d7d2cb09fd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7dd8a2660cde3f49584d17bb3128d1e9">
          <table:table-cell office:value="None" office:value-type="string">
            <text:p>Место нахождения объекта в момент приема-передач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3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09" office:value="None" office:value-type="string"/>
          <table:covered-table-cell table:style-name="s30" table:number-columns-repeated="108"/>
          <table:table-cell office:value="None" office:value-type="string"/>
        </table:table-row>
        <table:table-row table:style-name="a7919f63c8d0874da1e04e21ea49f8af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ad9e09385aefda10c1a78f3f329ea3c9">
          <table:table-cell office:value="None" office:value-type="string">
            <text:p>Организация-изготови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35" office:value="None" office:value-type="string"/>
          <table:covered-table-cell table:number-columns-repeated="134"/>
          <table:table-cell office:value="None" office:value-type="string"/>
        </table:table-row>
        <table:table-row table:style-name="d82d11086ec3d04c161f44f6cb1c8714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135" office:value="None" office:value-type="string">
            <text:p><text:span text:style-name="ce3">(наименование)</text:span></text:p>
          </table:table-cell>
          <table:covered-table-cell table:style-name="ce8" table:number-columns-repeated="134"/>
          <table:table-cell table:style-name="ce8" office:value="None" office:value-type="string"/>
        </table:table-row>
        <table:table-row table:style-name="d26df71d7b46bf279434c57844c0b18c">
          <table:table-cell table:style-name="ce5" table:number-columns-spanned="145" office:value="None" office:value-type="string"/>
          <table:covered-table-cell table:number-columns-repeated="144"/>
          <table:table-cell office:value="None" office:value-type="string"/>
        </table:table-row>
        <table:table-row table:style-name="2e0722a726e0d596c77e7e62b2d7c50a">
          <table:table-cell office:value="None" office:value-type="string">
            <text:p>Справочно: 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1. Участники долевой собственност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3" table:number-columns-spanned="78" office:value="None" office:value-type="string"/>
          <table:covered-table-cell table:number-columns-repeated="77"/>
          <table:table-cell table:number-rows-spanned="2" table:style-name="ce119" table:number-columns-spanned="21" office:value="None" office:value-type="string">
            <text:p><text:span text:style-name="ce119">Доля в праве общей собственности, %</text:span></text:p>
          </table:table-cell>
          <table:covered-table-cell table:style-name="ce43" table:number-columns-repeated="20"/>
          <table:table-cell table:style-name="ce18" table:number-columns-spanned="16" office:value="None" office:value-type="string"/>
          <table:covered-table-cell table:style-name="ce119" table:number-columns-repeated="15"/>
          <table:table-cell office:value="None" office:value-type="string"/>
        </table:table-row>
        <table:table-row table:style-name="cdc3059d713dcfed6d5c33a4b540f18a"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53" table:number-columns-spanned="87" office:value="None" office:value-type="string"/>
          <table:covered-table-cell table:style-name="ce11" table:number-columns-repeated="86"/>
          <table:covered-table-cell table:style-name="ce53" table:number-columns-repeated="21"/>
          <table:table-cell table:style-name="ce145" table:number-columns-spanned="16" office:value="None" office:value-type="string"/>
          <table:covered-table-cell table:style-name="ce53" table:number-columns-repeated="15"/>
          <table:table-cell office:value="None" office:value-type="string"/>
        </table:table-row>
        <table:table-row table:style-name="b2b866c2e32a4edd308004616d5383b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2. Иностранная валюта *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8" office:value="None" office:value-type="string"/>
          <table:covered-table-cell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6" office:value="None" office:value-type="string"/>
          <table:covered-table-cell table:style-name="ce32" table:number-columns-repeated="15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3" table:number-columns-spanned="20" office:value="None" office:value-type="string"/>
          <table:covered-table-cell table:style-name="ce3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4" office:value="None" office:value-type="string"/>
          <table:covered-table-cell table:style-name="ce33" table:number-columns-repeated="23"/>
          <table:table-cell office:value="None" office:value-type="string"/>
        </table:table-row>
        <table:table-row table:style-name="980d3ab7e48ec07aad20626f0b42799b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28" office:value="None" office:value-type="string">
            <text:p><text:span text:style-name="ce3">(наименование)</text:span></text:p>
          </table:table-cell>
          <table:covered-table-cell table:style-name="ce8" table:number-columns-repeated="27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6" office:value="None" office:value-type="string">
            <text:p><text:span text:style-name="ce3">(курс)</text:span></text:p>
          </table:table-cell>
          <table:covered-table-cell table:style-name="ce46" table:number-columns-repeated="15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0" office:value="None" office:value-type="string">
            <text:p><text:span text:style-name="ce3">(на дату)</text:span></text:p>
          </table:table-cell>
          <table:covered-table-cell table:style-name="ce46" table:number-columns-repeated="19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4" office:value="None" office:value-type="string">
            <text:p><text:span text:style-name="ce3">(сумма)</text:span></text:p>
          </table:table-cell>
          <table:covered-table-cell table:style-name="ce46" table:number-columns-repeated="23"/>
          <table:table-cell table:style-name="ce8" office:value="None" office:value-type="string"/>
        </table:table-row>
        <table:table-row table:style-name="9fc1ac364a8d0df1dc0cc7b8bf506c5b">
          <table:table-cell table:style-name="ce12" office:value="None" office:value-type="string">
            <text:p><text:span text:style-name="ce12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office:value="None" office:value-type="string"/>
        </table:table-row>
        <table:table-row table:style-name="47156a05c0ab10dfa8e89ae416980ddd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>
            <text:p><text:span text:style-name="ce156">2-я страница формы № ОС-1</text:span></text:p>
          </table:table-cell>
          <table:table-cell table:style-name="ce13" office:value="None" office:value-type="string"/>
        </table:table-row>
        <table:table-row table:style-name="4799ff14fbd78184e41292a4f0a9b3b1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/>
          <table:table-cell table:style-name="ce13" office:value="None" office:value-type="string"/>
        </table:table-row>
        <table:table-row table:style-name="a8166ce7e5d5808cd4f1f5186757a191">
          <table:table-cell table:style-name="ce14" office:value="None" office:value-type="string">
            <text:p><text:span text:style-name="ce14">1. Сведения о состоянии объекта основных средств на дату передачи</text:span></text:p>
          </table:table-cell>
          <table:table-cell office:value="None" office:value-type="string"/>
          <table:covered-table-cell table:style-name="ce14" table:number-columns-repeated="105"/>
          <table:table-cell table:style-name="ce14" office:value="None" office:value-type="string">
            <text:p><text:span text:style-name="ce14">2. Сведения об объекте основных средств на дату </text:span></text:p>
          </table:table-cell>
          <table:table-cell office:value="None" office:value-type="string"/>
        </table:table-row>
        <table:table-row table:style-name="675768e3d5438034238fcac11d5eb0c9">
          <table:table-cell office:value="None" office:value-type="string"/>
          <table:covered-table-cell table:number-columns-repeated="106"/>
          <table:table-cell table:style-name="ce14" office:value="None" office:value-type="string">
            <text:p><text:span text:style-name="ce14">принятия к бухгалтерскому учету</text:span></text:p>
          </table:table-cell>
          <table:table-cell office:value="None" office:value-type="string"/>
        </table:table-row>
        <table:table-row table:style-name="5938508b57851a6743ae283e00fd34b0">
          <table:table-cell table:style-name="ce15" table:number-columns-spanned="36" office:value="None" office:value-type="string">
            <text:p><text:span text:style-name="ce15">Дата</text:span></text:p>
          </table:table-cell>
          <table:covered-table-cell table:number-columns-repeated="35"/>
          <table:table-cell table:number-rows-spanned="2" table:style-name="ce16" table:number-columns-spanned="14" office:value="None" office:value-type="string">
            <text:p><text:span text:style-name="ce16">Фактический срок эксплуатации (лет, месяцев)</text:span></text:p>
          </table:table-cell>
          <table:covered-table-cell table:style-name="ce15" table:number-columns-repeated="13"/>
          <table:table-cell table:number-rows-spanned="2" table:style-name="ce16" table:number-columns-spanned="16" office:value="None" office:value-type="string">
            <text:p><text:span text:style-name="ce16">Срок полезного использования</text:span></text:p>
          </table:table-cell>
          <table:covered-table-cell table:style-name="ce16" table:number-columns-repeated="15"/>
          <table:table-cell table:number-rows-spanned="2" table:style-name="ce16" table:number-columns-spanned="14" office:value="None" office:value-type="string">
            <text:p><text:span text:style-name="ce16">Сумма начисленной амортизации (износа),</text:span></text:p>
            <text:p><text:span text:style-name="ce16">руб.</text:span></text:p>
          </table:table-cell>
          <table:covered-table-cell table:style-name="ce16" table:number-columns-repeated="13"/>
          <table:table-cell table:number-rows-spanned="2" table:style-name="ce16" table:number-columns-spanned="13" office:value="None" office:value-type="string">
            <text:p><text:span text:style-name="ce16">Остаточная стоимость,</text:span></text:p>
            <text:p><text:span text:style-name="ce16">руб.</text:span></text:p>
          </table:table-cell>
          <table:covered-table-cell table:style-name="ce16" table:number-columns-repeated="12"/>
          <table:table-cell table:number-rows-spanned="2" table:style-name="ce79" table:number-columns-spanned="14" office:value="None" office:value-type="string">
            <text:p><text:span text:style-name="ce79">Стоимость приобретения (договорная стоимость),</text:span></text:p>
            <text:p><text:span text:style-name="ce79">руб.</text:span></text:p>
          </table:table-cell>
          <table:covered-table-cell table:style-name="ce16" table:number-columns-repeated="13"/>
          <table:table-cell table:number-rows-spanned="2" table:style-name="ce42" table:number-columns-spanned="16" office:value="None" office:value-type="string">
            <text:p><text:span text:style-name="ce42">Первоначальная стоимость на дату принятия к бухгалтерскому учету,</text:span></text:p>
            <text:p><text:span text:style-name="ce42">руб.</text:span></text:p>
          </table:table-cell>
          <table:covered-table-cell table:style-name="ce79" table:number-columns-repeated="15"/>
          <table:table-cell table:number-rows-spanned="2" table:style-name="ce42" table:number-columns-spanned="15" office:value="None" office:value-type="string">
            <text:p><text:span text:style-name="ce42">Срок</text:span></text:p>
            <text:p><text:span text:style-name="ce42">полезного использования</text:span></text:p>
          </table:table-cell>
          <table:covered-table-cell table:style-name="ce42" table:number-columns-repeated="14"/>
          <table:table-cell table:style-name="ce16" table:number-columns-spanned="23" office:value="None" office:value-type="string">
            <text:p><text:span text:style-name="ce16">Способ начисления амортизации</text:span></text:p>
          </table:table-cell>
          <table:covered-table-cell table:style-name="ce42" table:number-columns-repeated="22"/>
          <table:table-cell office:value="None" office:value-type="string"/>
        </table:table-row>
        <table:table-row table:style-name="9d3fa0fbee318819070078f10d7632b5">
          <table:table-cell table:style-name="ce16" table:number-columns-spanned="10" office:value="None" office:value-type="string">
            <text:p><text:span text:style-name="ce16">выпуска</text:span></text:p>
            <text:p><text:span text:style-name="ce16">(год)</text:span></text:p>
          </table:table-cell>
          <table:covered-table-cell table:number-columns-repeated="9"/>
          <table:table-cell table:style-name="ce16" table:number-columns-spanned="12" office:value="None" office:value-type="string">
            <text:p><text:span text:style-name="ce16">ввода в эксплуа-тацию (первона-чальная)</text:span></text:p>
          </table:table-cell>
          <table:covered-table-cell table:style-name="ce16" table:number-columns-repeated="11"/>
          <table:table-cell table:style-name="ce16" table:number-columns-spanned="14" office:value="None" office:value-type="string">
            <text:p><text:span text:style-name="ce16">последнего капитального ремонта</text:span></text:p>
          </table:table-cell>
          <table:covered-table-cell table:style-name="ce16" table:number-columns-repeated="13"/>
          <table:covered-table-cell table:style-name="ce16" table:number-columns-repeated="102"/>
          <table:table-cell table:style-name="ce16" table:number-columns-spanned="15" office:value="None" office:value-type="string">
            <text:p><text:span text:style-name="ce16">наименование</text:span></text:p>
          </table:table-cell>
          <table:covered-table-cell table:style-name="ce16" table:number-columns-repeated="14"/>
          <table:table-cell table:style-name="ce150" table:number-columns-spanned="8" office:value="None" office:value-type="string">
            <text:p><text:span text:style-name="ce150">норма</text:span></text:p>
          </table:table-cell>
          <table:covered-table-cell table:style-name="ce16" table:number-columns-repeated="7"/>
          <table:table-cell office:value="None" office:value-type="string"/>
        </table:table-row>
        <table:table-row table:style-name="2a0c285d25c56738c892fd8ad5d9e005">
          <table:table-cell table:style-name="ce17" table:number-columns-spanned="10" office:value="1" office:value-type="float">
            <text:p><text:span text:style-name="ce17">1</text:span></text:p>
          </table:table-cell>
          <table:covered-table-cell table:number-columns-repeated="9"/>
          <table:table-cell table:style-name="ce17" table:number-columns-spanned="12" office:value="2" office:value-type="float">
            <text:p><text:span text:style-name="ce17">2</text:span></text:p>
          </table:table-cell>
          <table:covered-table-cell table:style-name="ce17" table:number-columns-repeated="11"/>
          <table:table-cell table:style-name="ce17" table:number-columns-spanned="14" office:value="3" office:value-type="float">
            <text:p><text:span text:style-name="ce17">3</text:span></text:p>
          </table:table-cell>
          <table:covered-table-cell table:style-name="ce17" table:number-columns-repeated="13"/>
          <table:table-cell table:style-name="ce17" table:number-columns-spanned="14" office:value="4" office:value-type="float">
            <text:p><text:span text:style-name="ce17">4</text:span></text:p>
          </table:table-cell>
          <table:covered-table-cell table:style-name="ce17" table:number-columns-repeated="13"/>
          <table:table-cell table:style-name="ce17" table:number-columns-spanned="16" office:value="5" office:value-type="float">
            <text:p><text:span text:style-name="ce17">5</text:span></text:p>
          </table:table-cell>
          <table:covered-table-cell table:style-name="ce17" table:number-columns-repeated="15"/>
          <table:table-cell table:style-name="ce17" table:number-columns-spanned="14" office:value="6" office:value-type="float">
            <text:p><text:span text:style-name="ce17">6</text:span></text:p>
          </table:table-cell>
          <table:covered-table-cell table:style-name="ce17" table:number-columns-repeated="13"/>
          <table:table-cell table:style-name="ce17" table:number-columns-spanned="13" office:value="7" office:value-type="float">
            <text:p><text:span text:style-name="ce17">7</text:span></text:p>
          </table:table-cell>
          <table:covered-table-cell table:style-name="ce17" table:number-columns-repeated="12"/>
          <table:table-cell table:style-name="ce80" table:number-columns-spanned="14" office:value="8" office:value-type="float">
            <text:p><text:span text:style-name="ce80">8</text:span></text:p>
          </table:table-cell>
          <table:covered-table-cell table:style-name="ce17" table:number-columns-repeated="13"/>
          <table:table-cell table:style-name="ce43" table:number-columns-spanned="16" office:value="1" office:value-type="float">
            <text:p><text:span text:style-name="ce43">1</text:span></text:p>
          </table:table-cell>
          <table:covered-table-cell table:style-name="ce80" table:number-columns-repeated="15"/>
          <table:table-cell table:style-name="ce43" table:number-columns-spanned="15" office:value="2" office:value-type="float">
            <text:p><text:span text:style-name="ce43">2</text:span></text:p>
          </table:table-cell>
          <table:covered-table-cell table:style-name="ce43" table:number-columns-repeated="14"/>
          <table:table-cell table:style-name="ce17" table:number-columns-spanned="15" office:value="3" office:value-type="float">
            <text:p><text:span text:style-name="ce17">3</text:span></text:p>
          </table:table-cell>
          <table:covered-table-cell table:style-name="ce43" table:number-columns-repeated="14"/>
          <table:table-cell table:style-name="ce17" table:number-columns-spanned="8" office:value="4" office:value-type="float">
            <text:p><text:span text:style-name="ce17">4</text:span></text:p>
          </table:table-cell>
          <table:covered-table-cell table:style-name="ce17" table:number-columns-repeated="7"/>
          <table:table-cell office:value="None" office:value-type="string"/>
        </table:table-row>
        <table:table-row table:style-name="b06fb260d178021cb7a3f404cb21e6e4">
          <table:table-cell table:style-name="ce18" table:number-columns-spanned="10" office:value="None" office:value-type="string">
            <text:p><text:span text:style-name="ce18">0</text:span></text:p>
          </table:table-cell>
          <table:covered-table-cell table:number-columns-repeated="9"/>
          <table:table-cell table:style-name="ce18" table:number-columns-spanned="12" office:value="None" office:value-type="string">
            <text:p><text:span text:style-name="ce18">/  /</text:span></text:p>
          </table:table-cell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59" table:number-columns-spanned="16" office:value="0.0" office:value-type="float">
            <text:p><text:span text:style-name="ce59">0.0</text:span></text:p>
          </table:table-cell>
          <table:covered-table-cell table:style-name="ce18" table:number-columns-repeated="15"/>
          <table:table-cell table:style-name="ce17" table:number-columns-spanned="14" office:value="14282.41" office:value-type="float">
            <text:p><text:span text:style-name="ce17">14282.41</text:span></text:p>
          </table:table-cell>
          <table:covered-table-cell table:style-name="ce59" table:number-columns-repeated="13"/>
          <table:table-cell table:style-name="ce17" table:number-columns-spanned="13" office:value="0.0" office:value-type="float">
            <text:p><text:span text:style-name="ce17">0.0</text:span></text:p>
          </table:table-cell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14282.41" office:value-type="float">
            <text:p><text:span text:style-name="ce43">14282.41</text:span></text:p>
          </table:table-cell>
          <table:covered-table-cell table:style-name="ce80" table:number-columns-repeated="15"/>
          <table:table-cell table:style-name="ce69" table:number-columns-spanned="15" office:value="0.0" office:value-type="float">
            <text:p><text:span text:style-name="ce69">0.0</text:span></text:p>
          </table:table-cell>
          <table:covered-table-cell table:style-name="ce43" table:number-columns-repeated="14"/>
          <table:table-cell table:style-name="ce20" table:number-columns-spanned="15" office:value="None" office:value-type="string">
            <text:p><text:span text:style-name="ce20">линейный</text:span></text:p>
          </table:table-cell>
          <table:covered-table-cell table:style-name="ce69" table:number-columns-repeated="14"/>
          <table:table-cell table:style-name="ce17" table:number-columns-spanned="8" office:value="0.0" office:value-type="float">
            <text:p><text:span text:style-name="ce17">0.0</text:span></text:p>
          </table:table-cell>
          <table:covered-table-cell table:style-name="ce20" table:number-columns-repeated="7"/>
          <table:table-cell office:value="None" office:value-type="string"/>
        </table:table-row>
        <table:table-row table:style-name="126ac267fe5b1440f7da430b1a83db42">
          <table:table-cell table:style-name="ce18" table:number-columns-spanned="10" office:value="None" office:value-type="string"/>
          <table:covered-table-cell table:number-columns-repeated="9"/>
          <table:table-cell table:style-name="ce18" table:number-columns-spanned="12" office:value="None" office:value-type="string"/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7" table:number-columns-spanned="14" office:value="None" office:value-type="string"/>
          <table:covered-table-cell table:style-name="ce18" table:number-columns-repeated="13"/>
          <table:table-cell table:style-name="ce17" table:number-columns-spanned="16" office:value="None" office:value-type="string"/>
          <table:covered-table-cell table:style-name="ce17" table:number-columns-repeated="15"/>
          <table:table-cell table:style-name="ce17" table:number-columns-spanned="14" office:value="None" office:value-type="string"/>
          <table:covered-table-cell table:style-name="ce17" table:number-columns-repeated="13"/>
          <table:table-cell table:style-name="ce17" table:number-columns-spanned="13" office:value="None" office:value-type="string"/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None" office:value-type="string"/>
          <table:covered-table-cell table:style-name="ce80" table:number-columns-repeated="15"/>
          <table:table-cell table:style-name="ce43" table:number-columns-spanned="15" office:value="None" office:value-type="string"/>
          <table:covered-table-cell table:style-name="ce43" table:number-columns-repeated="14"/>
          <table:table-cell table:style-name="ce20" table:number-columns-spanned="15" office:value="None" office:value-type="string"/>
          <table:covered-table-cell table:style-name="ce43" table:number-columns-repeated="14"/>
          <table:table-cell table:style-name="ce17" table:number-columns-spanned="8" office:value="None" office:value-type="string"/>
          <table:covered-table-cell table:style-name="ce20" table:number-columns-repeated="7"/>
          <table:table-cell office:value="None" office:value-type="string"/>
        </table:table-row>
        <table:table-row table:style-name="9b9b8f74ea21808dae3cd88c6218e9ce">
          <table:table-cell office:value="None" office:value-type="string"/>
        </table:table-row>
        <table:table-row table:style-name="121a019e506ae9d5194be1304168b826">
          <table:table-cell table:style-name="ce14" office:value="None" office:value-type="string">
            <text:p><text:span text:style-name="ce14">3. Краткая индивидуальная характеристика объекта основных средств</text:span></text:p>
          </table:table-cell>
          <table:table-cell office:value="None" office:value-type="string"/>
        </table:table-row>
        <table:table-row table:style-name="5c08833c9b1bb015f93f3f8ecbe7ab1c">
          <table:table-cell table:style-name="ce17" table:number-columns-spanned="71" office:value="None" office:value-type="string">
            <text:p><text:span text:style-name="ce17">Объект основных средств, приспособления, принадлежности</text:span></text:p>
          </table:table-cell>
          <table:covered-table-cell table:number-columns-repeated="70"/>
          <table:table-cell table:style-name="ce17" table:number-columns-spanned="90" office:value="None" office:value-type="string">
            <text:p><text:span text:style-name="ce17">Содержание драгоценных материалов (металлов, камней и т.д.)</text:span></text:p>
          </table:table-cell>
          <table:covered-table-cell table:style-name="ce17" table:number-columns-repeated="89"/>
          <table:table-cell office:value="None" office:value-type="string"/>
        </table:table-row>
        <table:table-row table:style-name="fd48e7829b2ce1f1df797d45270513c6">
          <table:table-cell table:style-name="ce19" table:number-columns-spanned="58" office:value="None" office:value-type="string">
            <text:p><text:span text:style-name="ce19">наименование</text:span></text:p>
          </table:table-cell>
          <table:covered-table-cell table:number-columns-repeated="57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30" office:value="None" office:value-type="string">
            <text:p><text:span text:style-name="ce19">наименование драгоценных материалов</text:span></text:p>
          </table:table-cell>
          <table:covered-table-cell table:style-name="ce19" table:number-columns-repeated="29"/>
          <table:table-cell table:style-name="ce19" table:number-columns-spanned="21" office:value="None" office:value-type="string">
            <text:p><text:span text:style-name="ce19">номенклатурный</text:span></text:p>
            <text:p><text:span text:style-name="ce19">номер</text:span></text:p>
          </table:table-cell>
          <table:covered-table-cell table:style-name="ce19" table:number-columns-repeated="20"/>
          <table:table-cell table:style-name="ce19" table:number-columns-spanned="14" office:value="None" office:value-type="string">
            <text:p><text:span text:style-name="ce19">единица измерения</text:span></text:p>
          </table:table-cell>
          <table:covered-table-cell table:style-name="ce19" table:number-columns-repeated="13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12" office:value="None" office:value-type="string">
            <text:p><text:span text:style-name="ce19">масса</text:span></text:p>
          </table:table-cell>
          <table:covered-table-cell table:style-name="ce19" table:number-columns-repeated="11"/>
          <table:table-cell office:value="None" office:value-type="string"/>
        </table:table-row>
        <table:table-row table:style-name="24168ab04295e5697f210b504e9516f0">
          <table:table-cell table:style-name="ce17" table:number-columns-spanned="58" office:value="1" office:value-type="float">
            <text:p><text:span text:style-name="ce17">1</text:span></text:p>
          </table:table-cell>
          <table:covered-table-cell table:number-columns-repeated="57"/>
          <table:table-cell table:style-name="ce17" table:number-columns-spanned="13" office:value="2" office:value-type="float">
            <text:p><text:span text:style-name="ce17">2</text:span></text:p>
          </table:table-cell>
          <table:covered-table-cell table:style-name="ce17" table:number-columns-repeated="12"/>
          <table:table-cell table:style-name="ce17" table:number-columns-spanned="30" office:value="3" office:value-type="float">
            <text:p><text:span text:style-name="ce17">3</text:span></text:p>
          </table:table-cell>
          <table:covered-table-cell table:style-name="ce17" table:number-columns-repeated="29"/>
          <table:table-cell table:style-name="ce83" table:number-columns-spanned="21" office:value="4" office:value-type="float">
            <text:p><text:span text:style-name="ce83">4</text:span></text:p>
          </table:table-cell>
          <table:covered-table-cell table:style-name="ce17" table:number-columns-repeated="20"/>
          <table:table-cell table:style-name="ce83" table:number-columns-spanned="14" office:value="5" office:value-type="float">
            <text:p><text:span text:style-name="ce83">5</text:span></text:p>
          </table:table-cell>
          <table:covered-table-cell table:style-name="ce83" table:number-columns-repeated="13"/>
          <table:table-cell table:style-name="ce83" table:number-columns-spanned="13" office:value="6" office:value-type="float">
            <text:p><text:span text:style-name="ce83">6</text:span></text:p>
          </table:table-cell>
          <table:covered-table-cell table:style-name="ce83" table:number-columns-repeated="12"/>
          <table:table-cell table:style-name="ce83" table:number-columns-spanned="12" office:value="7" office:value-type="float">
            <text:p><text:span text:style-name="ce83">7</text:span></text:p>
          </table:table-cell>
          <table:covered-table-cell table:style-name="ce83" table:number-columns-repeated="11"/>
          <table:table-cell office:value="None" office:value-type="string"/>
        </table:table-row>
        <table:table-row table:style-name="e26e096379a79a668ef8333d73669bf3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ab926a353fa8c35ea740e0b5a6ce21a8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4786fb10b4a75549f53d9808b0770039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8d9092b0ec08ec5dec2d13d59ddfb057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93c40a7953adaf593f3435c09d5241ba"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009c5a33d94daf8f109ea2cbf00c2efb">
          <table:table-cell table:style-name="ce22" office:value="None" office:value-type="string">
            <text:p><text:span text:style-name="ce22">Другие характеристики</text:span></text:p>
          </table:table-cell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f6a72c2452f2a18931efb468212e2618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b416bf0970a21644671b890c06c9b032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adc516d8b68962b2b2474a18803ecdfd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a3d6b79212192a39db3c04d40a424db4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396b1756877012d70caa3bd857ccbe65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7a07aaac0379a19cc57377ba57db6324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9c8bc7e6145bcb78d7b70e83c4ccc970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5f2bfe170f3efc1f829e0fdbcc7d7bdd">
          <table:table-cell office:value="None" office:value-type="string"/>
          <table:covered-table-cell table:number-columns-repeated="159"/>
          <table:table-cell table:style-name="ce156" office:value="None" office:value-type="string">
            <text:p><text:span text:style-name="ce156">3-я страница формы № ОС-1</text:span></text:p>
          </table:table-cell>
          <table:table-cell office:value="None" office:value-type="string"/>
        </table:table-row>
        <table:table-row table:style-name="10707e6965067fed34c33603d2c8ad9b">
          <table:table-cell office:value="None" office:value-type="string"/>
        </table:table-row>
        <table:table-row table:style-name="9e3888fe0d844d9463baa119421e863b">
          <table:table-cell office:value="None" office:value-type="string">
            <text:p>Комиссия по приему-передаче </text:p>
          </table:table-cell>
          <table:table-cell office:value="None" office:value-type="string"/>
        </table:table-row>
        <table:table-row table:style-name="e791c5c60b8e9ec01d6c8408dfb2270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езультат испытания на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50" office:value="None" office:value-type="string"/>
          <table:table-cell table:style-name="ce38" table:number-columns-spanned="4" office:value="None" office:value-type="string"/>
          <table:covered-table-cell table:style-name="ce50" table:number-columns-repeated="3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1" office:value="None" office:value-type="string"/>
          <table:covered-table-cell table:style-name="ce38" table:number-columns-repeated="20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f3617904dd00631372b98017d5368e4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46" office:value="None" office:value-type="string">
            <text:p><text:span text:style-name="ce39">Объект основных средств техническим условиям</text:span></text:p>
          </table:table-cell>
          <table:covered-table-cell table:number-columns-repeated="45"/>
          <table:table-cell table:style-name="ce21" office:value="None" office:value-type="string"/>
          <table:table-cell table:style-name="ce2" table:number-columns-spanned="20" office:value="None" office:value-type="string">
            <text:p><text:span text:style-name="ce2">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11" office:value="None" office:value-type="string">
            <text:p><text:span text:style-name="ce39">Доработка</text:span></text:p>
          </table:table-cell>
          <table:covered-table-cell table:style-name="ce2" table:number-columns-repeated="10"/>
          <table:table-cell office:value="None" office:value-type="string"/>
          <table:table-cell table:style-name="ce81" table:number-columns-spanned="17" office:value="None" office:value-type="string">
            <text:p><text:span text:style-name="ce81">требуется</text:span></text:p>
          </table:table-cell>
          <table:covered-table-cell table:style-name="ce39" table:number-columns-repeated="16"/>
          <table:table-cell office:value="None" office:value-type="string"/>
        </table:table-row>
        <table:table-row table:style-name="23a122de400c6d74e65c09a8eee7a8a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46"/>
          <table:table-cell table:style-name="ce21" office:value="None" office:value-type="string"/>
          <table:table-cell table:style-name="ce63" table:number-columns-spanned="20" office:value="None" office:value-type="string">
            <text:p><text:span text:style-name="ce63">не 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63" table:number-columns-repeated="11"/>
          <table:table-cell office:value="None" office:value-type="string"/>
          <table:table-cell table:style-name="ce78" table:number-columns-spanned="17" office:value="None" office:value-type="string">
            <text:p><text:span text:style-name="ce78">не требуется</text:span></text:p>
          </table:table-cell>
          <table:covered-table-cell table:style-name="ce63" table:number-columns-repeated="16"/>
          <table:table-cell office:value="None" office:value-type="string"/>
        </table:table-row>
        <table:table-row table:style-name="8b7de526d639ff7004843661b248be0d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9b7365995c0819f48d129fd9978e940c">
          <table:table-cell table:style-name="ce24" table:number-columns-spanned="79" office:value="None" office:value-type="string">
            <text:p><text:span text:style-name="ce24">(указать, что не соответствует)</text:span></text:p>
          </table:table-cell>
          <table:covered-table-cell table:number-columns-repeated="78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80" office:value="None" office:value-type="string">
            <text:p><text:span text:style-name="ce24">(указать, что требуется)</text:span></text:p>
          </table:table-cell>
          <table:covered-table-cell table:style-name="ce8" table:number-columns-repeated="79"/>
          <table:table-cell table:style-name="ce8" office:value="None" office:value-type="string"/>
        </table:table-row>
        <table:table-row table:style-name="e1637c933c150de287e9ceab1ce9e294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5e4d67c85109f5e22490e99e6b4be8b2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127f6b49c548ba2862238df69a6535ac">
          <table:table-cell office:value="None" office:value-type="string">
            <text:p>Заключение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5" table:number-columns-spanned="139" office:value="None" office:value-type="string"/>
          <table:covered-table-cell table:number-columns-repeated="138"/>
          <table:table-cell office:value="None" office:value-type="string"/>
        </table:table-row>
        <table:table-row table:style-name="3ee57c1ef2f1c8fffa4310553fffe061">
          <table:table-cell table:style-name="ce2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9d7eafbf5a84d0779a14c75a88f0bcbb">
          <table:table-cell office:value="None" office:value-type="string">
            <text:p>Приложение. Техническая документация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70" office:value="None" office:value-type="string"/>
          <table:covered-table-cell table:number-columns-repeated="69"/>
          <table:table-cell office:value="None" office:value-type="string"/>
        </table:table-row>
        <table:table-row table:style-name="6c2ccd530379ad975f21910655cae145">
          <table:table-cell office:value="None" office:value-type="string">
            <text:p>Председатель комисси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Главный инженер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Демьяненко И.Н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9f2426963063da6178b034bb6d13ef29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424cc5b08ab50dabdfe09861b25194f6">
          <table:table-cell office:value="None" office:value-type="string">
            <text:p>Члены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Начальник ПТО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Нежевец А.Г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0da89598b9f2b9b62c1971cba6d1908d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044643fd55bda585e87c1e9685a3652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Гл.бухгалтер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Фролова Е.М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146c7459e01ebd9697324b2350f037f8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1df3dbff26eac9ef75ed3c94cdd6fcd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7" office:value="None" office:value-type="string">
            <text:p><text:span text:style-name="ce23">Начальник ОТиПБ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18" office:value="None" office:value-type="string"/>
          <table:covered-table-cell table:style-name="ce23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8" office:value="None" office:value-type="string">
            <text:p><text:span text:style-name="ce23">Межов С.Н.</text:span></text:p>
          </table:table-cell>
          <table:covered-table-cell table:style-name="ce23" table:number-columns-repeated="27"/>
          <table:table-cell office:value="None" office:value-type="string"/>
        </table:table-row>
        <table:table-row table:style-name="3680644298af6a672b551dd53292fded">
          <table:table-cell table:style-name="ce1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14"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24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24" table:number-columns-repeated="27"/>
          <table:table-cell office:value="None" office:value-type="string"/>
        </table:table-row>
        <table:table-row table:style-name="a85c5ec2d9f2562651828cd317783375">
          <table:table-cell table:style-name="ce14" office:value="None" office:value-type="string">
            <text:p><text:span text:style-name="ce14">Объект основных средств</text:span></text:p>
          </table:table-cell>
          <table:table-cell office:value="None" office:value-type="string"/>
        </table:table-row>
        <table:table-row table:style-name="67f99e341b60fe9f4678c91e08139aea">
          <table:table-cell table:style-name="ce26" office:value="None" office:value-type="string">
            <text:p><text:span text:style-name="ce26">Сдал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ринял</text:p>
          </table:table-cell>
          <table:table-cell office:value="None" office:value-type="string"/>
        </table:table-row>
        <table:table-row table:style-name="87446fd8aaae1b8028920d8254b5a53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/>
          <table:covered-table-cell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/>
          <table:covered-table-cell table:style-name="ce2" table:number-columns-repeated="23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/>
          <table:covered-table-cell table:style-name="ce70"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/>
          <table:covered-table-cell table:style-name="ce2" table:number-columns-repeated="23"/>
          <table:table-cell office:value="None" office:value-type="string"/>
        </table:table-row>
        <table:table-row table:style-name="c839961c90179943a009d0cb69ad8cab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8" office:value="None" office:value-type="string"/>
        </table:table-row>
        <table:table-row table:style-name="58b01bfe90d0214638349f479e904f73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</table:table-row>
        <table:table-row table:style-name="ec43a22e1e3369d4e0235aba810dfa7a"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989db0837c636684ee71c83ee42b908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2e4491c3bbb970a5cd12a0d6936f0af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о доверенности от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8" table:number-columns-spanned="5" office:value="None" office:value-type="string"/>
          <table:covered-table-cell table:style-name="ce70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None" office:value-type="string"/>
          <table:covered-table-cell table:style-name="ce100" table:number-columns-repeated="2"/>
          <table:table-cell table:style-name="ce76" office:value="None" office:value-type="string">
            <text:p><text:span text:style-name="ce76">г.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>
            <text:p><text:span text:style-name="ce76">№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38" table:number-columns-spanned="14" office:value="None" office:value-type="string"/>
          <table:covered-table-cell table:style-name="ce76" table:number-columns-repeated="13"/>
          <table:table-cell office:value="None" office:value-type="string">
            <text:p>,</text:p>
          </table:table-cell>
          <table:table-cell office:value="None" office:value-type="string"/>
        </table:table-row>
        <table:table-row table:style-name="2075bbeb3bfb782fc8ce7b0a690d9e1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475f07bf79215866168cad6c1990dec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выданной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6" office:value="None" office:value-type="string"/>
          <table:table-cell table:style-name="ce2" table:number-columns-spanned="69" office:value="None" office:value-type="string"/>
          <table:covered-table-cell table:style-name="ce26" table:number-columns-repeated="68"/>
          <table:table-cell office:value="None" office:value-type="string"/>
        </table:table-row>
        <table:table-row table:style-name="0ad4cf91d63b2d5ee1e32eeecdf9ca25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69" office:value="None" office:value-type="string">
            <text:p><text:span text:style-name="ce24">(кем, кому (фамилия, имя, отчество))</text:span></text:p>
          </table:table-cell>
          <table:covered-table-cell table:style-name="ce8" table:number-columns-repeated="68"/>
          <table:table-cell table:style-name="ce8" office:value="None" office:value-type="string"/>
        </table:table-row>
        <table:table-row table:style-name="7b7bdeeb4bff20b5c99a8a1e3ea94aa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70aed734646b6cc44a4384a6688956f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Объект основных средств принял на ответственное хранение</text:p>
          </table:table-cell>
          <table:table-cell office:value="None" office:value-type="string"/>
        </table:table-row>
        <table:table-row table:style-name="ad66d97b30fd5bf022fa4f3905a754e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table:style-name="ce2" table:number-columns-spanned="29" office:value="None" office:value-type="string">
            <text:p><text:span text:style-name="ce2">Нач.БР-лагер цеха</text:span></text:p>
          </table:table-cell>
          <table:covered-table-cell table:style-name="ce70" table:number-columns-repeated="2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0" office:value="None" office:value-type="string"/>
          <table:covered-table-cell table:style-name="ce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5" office:value="None" office:value-type="string">
            <text:p><text:span text:style-name="ce2">Гладкова Е.Н.</text:span></text:p>
          </table:table-cell>
          <table:covered-table-cell table:style-name="ce2" table:number-columns-repeated="24"/>
          <table:table-cell office:value="None" office:value-type="string"/>
        </table:table-row>
        <table:table-row table:style-name="0b7b2f008c679130bb69a40aea587b36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24" table:number-columns-spanned="29" office:value="None" office:value-type="string">
            <text:p><text:span text:style-name="ce24">(должность)</text:span></text:p>
          </table:table-cell>
          <table:covered-table-cell table:style-name="ce8" table:number-columns-repeated="2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0" office:value="None" office:value-type="string">
            <text:p><text:span text:style-name="ce24">(подпись)</text:span></text:p>
          </table:table-cell>
          <table:covered-table-cell table:style-name="ce8" table:number-columns-repeated="19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5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4"/>
          <table:table-cell table:style-name="ce8" office:value="None" office:value-type="string"/>
        </table:table-row>
        <table:table-row table:style-name="cb29986e192298bcf8d84f2e09d9f97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7166f9e8003e55f201f87ac30467093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31" office:value-type="float">
            <text:p><text:span text:style-name="ce38">31</text:span></text:p>
          </table:table-cell>
          <table:covered-table-cell table:style-name="ce36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>
            <text:p><text:span text:style-name="ce38">июля</text:span></text:p>
          </table:table-cell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15" office:value-type="float">
            <text:p><text:span text:style-name="ce38">15</text:span></text:p>
          </table:table-cell>
          <table:covered-table-cell table:style-name="ce100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office:value="None" office:value-type="string"/>
        </table:table-row>
        <table:table-row table:style-name="a1439a5cf6ce57bdea671ca6f0a46c7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8b4b6bf5b8506ecfdb397c2bd9b7ec5e">
          <table:table-cell table:style-name="ce27" table:number-columns-spanned="79" office:value="None" office:value-type="string">
            <text:p><text:span text:style-name="ce27">Отметка бухгалтерии:</text:span></text:p>
            <text:p><text:span text:style-name="ce27">В инвентарной карточке (книге) учета объекта основных средств выбытие отмечено</text:span></text:p>
          </table:table-cell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table:number-rows-spanned="2" table:style-name="ce73" table:number-columns-spanned="53" office:value="None" office:value-type="string">
            <text:p><text:span text:style-name="ce73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covered-table-cell table:style-name="ce70" table:number-columns-repeated="52"/>
          <table:table-cell office:value="None" office:value-type="string"/>
          <table:table-cell table:style-name="ce16" table:number-columns-spanned="13" office:value="None" office:value-type="string">
            <text:p><text:span text:style-name="ce16">Номер документа</text:span></text:p>
          </table:table-cell>
          <table:covered-table-cell table:style-name="ce73" table:number-columns-repeated="12"/>
          <table:table-cell table:style-name="ce16" table:number-columns-spanned="13" office:value="None" office:value-type="string">
            <text:p><text:span text:style-name="ce16">Дата составления</text:span></text:p>
          </table:table-cell>
          <table:covered-table-cell table:style-name="ce16" table:number-columns-repeated="12"/>
          <table:table-cell office:value="None" office:value-type="string"/>
        </table:table-row>
        <table:table-row table:style-name="239a151c6ce027aaafb97c92932f923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covered-table-cell table:style-name="ce70" table:number-columns-repeated="53"/>
          <table:table-cell office:value="None" office:value-type="string"/>
          <table:table-cell table:style-name="ce18" table:number-columns-spanned="13" office:value="None" office:value-type="string"/>
          <table:covered-table-cell table:style-name="ce70" table:number-columns-repeated="12"/>
          <table:table-cell table:style-name="ce18" table:number-columns-spanned="13" office:value="None" office:value-type="string"/>
          <table:covered-table-cell table:style-name="ce18" table:number-columns-repeated="12"/>
          <table:table-cell office:value="None" office:value-type="string"/>
        </table:table-row>
        <table:table-row table:style-name="792d7d50dcb811fa08b778dfacbda8f8"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/>
          <table:covered-table-cell table:style-name="ce2"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style-name="ce70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Фролова Екатерина Михайловна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d641c822b6f1898f672c8f7088b0ebf2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adb53b9ac6997ddde304fc2f84f12f6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b69198840f6e9e1f3bfe6ce8f144233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24347666d6d442c8402f35828ef1e1d9">
          <table:table-cell office:value="None" office:value-type="string"/>
        </table:table-row>
        <table:table-row table:style-name="8046cff83fe75f0aca24938f1e4d303d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number="urn:oasis:names:tc:opendocument:xmlns:datastyle:1.0" xmlns:text="urn:oasis:names:tc:opendocument:xmlns:text:1.0" xmlns:office="urn:oasis:names:tc:opendocument:xmlns:office:1.0" office:version="1.1">
  <office:styles/>
  <office:automatic-styles>
    <style:page-layout style:name="MyPageLayout">
      <style:page-layout-properties fo:margin-right="572.32" fo:page-height="21.0cm" fo:margin-top="796.74" style:print-orientation="landscape" fo:margin-left="1120.14" fo:page-width="29.7cm" style:writing-mode="lr-tb" fo:margin-bottom="784.98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meta>
    <meta:generator>ODFPY/0.9.6</meta:generator>
  </office:meta>
</office:document-meta>
</file>